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2" svg:font-family="Arial" style:font-family-generic="swiss"/>
    <style:font-face style:name="FreeSans" svg:font-family="FreeSans" style:font-family-generic="swiss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00%" fo:text-align="justify" style:justify-single-word="false" fo:orphans="2" fo:widows="2" style:writing-mode="lr-tb"/>
      <style:text-properties style:use-window-font-color="true" style:font-name="Arial1" fo:font-size="11pt" fo:font-weight="normal" officeooo:rsid="001cbf78" officeooo:paragraph-rsid="0011e487" fo:background-color="transparent" style:font-name-asian="Calibri1" style:font-weight-asian="normal" style:font-name-complex="Calibri1" style:font-weight-complex="normal"/>
    </style:style>
    <style:style style:name="P2" style:family="paragraph" style:parent-style-name="Text_20_body">
      <style:paragraph-properties fo:margin-top="0in" fo:margin-bottom="0.111in" loext:contextual-spacing="false" fo:line-height="100%" fo:text-align="justify" style:justify-single-word="false" fo:orphans="2" fo:widows="2" style:writing-mode="lr-tb"/>
      <style:text-properties style:use-window-font-color="true" style:font-name="Arial2" fo:font-size="11pt" fo:font-weight="normal" officeooo:rsid="001cbf78" officeooo:paragraph-rsid="0011e487" fo:background-color="transparent" style:font-name-asian="Calibri1" style:font-weight-asian="normal" style:font-name-complex="Calibri1" style:font-weight-complex="normal"/>
    </style:style>
    <style:style style:name="P3" style:family="paragraph" style:parent-style-name="Text_20_body">
      <style:paragraph-properties fo:line-height="100%" fo:text-align="justify" style:justify-single-word="false"/>
      <style:text-properties officeooo:paragraph-rsid="0011e487"/>
    </style:style>
    <style:style style:name="P4" style:family="paragraph" style:parent-style-name="Text_20_body">
      <style:paragraph-properties fo:margin-left="0in" fo:margin-right="0in" fo:line-height="100%" fo:text-align="justify" style:justify-single-word="false" fo:text-indent="0.4925in" style:auto-text-indent="false"/>
      <style:text-properties officeooo:paragraph-rsid="0011e487"/>
    </style:style>
    <style:style style:name="P5" style:family="paragraph" style:parent-style-name="Text_20_body">
      <style:paragraph-properties fo:margin-left="0.4925in" fo:margin-right="0in" fo:margin-top="0in" fo:margin-bottom="0.111in" loext:contextual-spacing="false" fo:line-height="100%" fo:text-align="justify" style:justify-single-word="false" fo:orphans="2" fo:widows="2" fo:text-indent="0in" style:auto-text-indent="false" style:writing-mode="lr-tb">
        <style:tab-stops/>
      </style:paragraph-properties>
      <style:text-properties style:use-window-font-color="true" style:font-name="Arial1" fo:font-size="11pt" fo:font-weight="normal" officeooo:rsid="001cbf78" officeooo:paragraph-rsid="0011e487" fo:background-color="transparent" style:font-name-asian="Calibri1" style:font-weight-asian="normal" style:font-name-complex="Calibri1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4pt" fo:font-weight="bold" fo:background-color="transparent" style:font-name-asian="Arial" style:font-weight-asian="bold" style:font-name-complex="Arial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normal" officeooo:rsid="000ad9dd" officeooo:paragraph-rsid="000ad9dd" fo:background-color="transparent" style:font-name-asian="Arial" style:font-name-complex="Arial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officeooo:paragraph-rsid="000cec67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0cec67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officeooo:paragraph-rsid="000aef16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paragraph-rsid="0010a3ec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d03da" officeooo:paragraph-rsid="0010a3ec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23b8ef" officeooo:paragraph-rsid="0010a3ec" fo:background-color="transparent" style:font-name-asian="Arial" style:font-weight-asian="normal" style:font-name-complex="Ari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style="italic" fo:font-weight="normal" officeooo:rsid="000cec67" officeooo:paragraph-rsid="000cec67" fo:background-color="transparent" style:font-name-asian="Arial" style:font-weight-asian="normal" style:font-name-complex="Ari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style="italic" fo:font-weight="bold" officeooo:paragraph-rsid="0010a3ec" fo:background-color="transparent" style:font-name-asian="Arial" style:font-name-complex="Arial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paragraph-rsid="0010a3ec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officeooo:paragraph-rsid="000cec67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officeooo:paragraph-rsid="000aef16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officeooo:rsid="000aef16" officeooo:paragraph-rsid="000cec67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bold" officeooo:rsid="000aef16" officeooo:paragraph-rsid="000aef16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8pt" fo:font-weight="normal" officeooo:rsid="000ad9dd" officeooo:paragraph-rsid="000ad9dd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paragraph-rsid="0010a3ec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cec67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aef16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ad9dd" officeooo:paragraph-rsid="000ad9dd" fo:background-color="transparent" style:font-name-asian="Calibri1" style:font-name-complex="Calibri1"/>
    </style:style>
    <style:style style:name="P31" style:family="paragraph" style:parent-style-name="Standard">
      <style:paragraph-properties fo:text-align="center" style:justify-single-word="false"/>
      <style:text-properties style:font-name="Arial3" fo:font-size="12pt" fo:font-weight="bold" officeooo:paragraph-rsid="000cec67" style:font-name-asian="Arial4" style:font-size-asian="12pt" style:font-weight-asian="bold" style:font-name-complex="Arial4"/>
    </style:style>
    <style:style style:name="P32" style:family="paragraph" style:parent-style-name="Standard">
      <style:text-properties style:font-name="Arial3" fo:font-size="12pt" fo:font-style="italic" fo:font-weight="bold" officeooo:paragraph-rsid="000cec67" style:font-name-asian="Arial4" style:font-size-asian="12pt" style:font-style-asian="italic" style:font-weight-asian="bold" style:font-name-complex="Arial4"/>
    </style:style>
    <style:style style:name="P33" style:family="paragraph" style:parent-style-name="Standard">
      <style:text-properties style:font-name="Arial3" fo:font-size="12pt" fo:font-style="italic" fo:font-weight="bold" officeooo:paragraph-rsid="0010a3ec" style:font-name-asian="Arial4" style:font-size-asian="12pt" style:font-style-asian="italic" style:font-weight-asian="bold" style:font-name-complex="Arial4"/>
    </style:style>
    <style:style style:name="P34" style:family="paragraph" style:parent-style-name="Standard">
      <style:text-properties style:font-name="Arial3" fo:font-size="12pt" fo:font-style="italic" fo:font-weight="bold" officeooo:paragraph-rsid="0011e487" style:font-name-asian="Arial4" style:font-size-asian="12pt" style:font-style-asian="italic" style:font-weight-asian="bold" style:font-name-complex="Arial4"/>
    </style:style>
    <style:style style:name="P35" style:family="paragraph" style:parent-style-name="Standard">
      <style:text-properties style:font-name="Arial3" fo:font-size="12pt" officeooo:paragraph-rsid="000cec67" style:font-name-asian="Arial4" style:font-size-asian="12pt" style:font-name-complex="Arial4"/>
    </style:style>
    <style:style style:name="P36" style:family="paragraph" style:parent-style-name="Standard">
      <style:text-properties style:font-name="Arial3" fo:font-size="12pt" officeooo:paragraph-rsid="0010a3ec" style:font-name-asian="Arial4" style:font-size-asian="12pt" style:font-name-complex="Arial4"/>
    </style:style>
    <style:style style:name="P37" style:family="paragraph" style:parent-style-name="Standard">
      <style:text-properties style:font-name="Arial3" fo:font-size="12pt" officeooo:paragraph-rsid="0011e487" style:font-name-asian="Arial4" style:font-size-asian="12pt" style:font-name-complex="Arial4"/>
    </style:style>
    <style:style style:name="P38" style:family="paragraph" style:parent-style-name="Standard">
      <style:paragraph-properties fo:line-height="100%" fo:text-align="start" style:justify-single-word="false"/>
      <style:text-properties style:font-name="Arial2" fo:font-weight="bold" officeooo:rsid="001e53d4" officeooo:paragraph-rsid="0011e487" style:font-weight-asian="bold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style:font-name="Arial2" fo:font-weight="bold" officeooo:rsid="001e53d4" officeooo:paragraph-rsid="0011e487" style:font-weight-asian="bold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2" fo:font-weight="bold" officeooo:rsid="001a4510" officeooo:paragraph-rsid="0011e487" style:font-weight-asian="bold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2" fo:font-weight="bold" officeooo:rsid="001a4510" officeooo:paragraph-rsid="0010a3ec" style:font-weight-asian="bold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Arial2" fo:font-weight="bold" officeooo:rsid="001a4510" officeooo:paragraph-rsid="000fa592" style:font-weight-asian="bold" style:font-weight-complex="bold"/>
    </style:style>
    <style:style style:name="P43" style:family="paragraph" style:parent-style-name="Standard">
      <style:paragraph-properties fo:line-height="100%" fo:text-align="center" style:justify-single-word="false"/>
      <style:text-properties style:font-name="Arial2" fo:font-weight="bold" officeooo:rsid="001a4510" officeooo:paragraph-rsid="0010a3ec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2" fo:font-weight="bold" officeooo:rsid="001cc7b7" officeooo:paragraph-rsid="0011e487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2" fo:font-weight="bold" officeooo:rsid="001cc7b7" officeooo:paragraph-rsid="0010a3ec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2" fo:font-weight="bold" officeooo:rsid="001cc7b7" officeooo:paragraph-rsid="000fa59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2" fo:font-weight="normal" officeooo:rsid="001cc7b7" officeooo:paragraph-rsid="0011e48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2" fo:font-weight="normal" officeooo:rsid="001cc7b7" officeooo:paragraph-rsid="0010a3e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2" fo:font-weight="normal" officeooo:rsid="001cc7b7" officeooo:paragraph-rsid="000fa592" style:font-weight-asian="normal" style:font-weight-complex="normal"/>
    </style:style>
    <style:style style:name="P50" style:family="paragraph" style:parent-style-name="Standard">
      <style:paragraph-properties fo:line-height="100%"/>
      <style:text-properties style:font-name="Arial2" fo:font-weight="normal" officeooo:rsid="001cbf78" officeooo:paragraph-rsid="0011e487" style:font-weight-asian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2" fo:font-weight="normal" officeooo:rsid="000bf38a" officeooo:paragraph-rsid="000cec67" style:font-weight-asian="normal" style:font-weight-complex="normal"/>
    </style:style>
    <style:style style:name="P52" style:family="paragraph" style:parent-style-name="Standard">
      <style:text-properties style:font-name="Arial1" fo:font-weight="bold" officeooo:paragraph-rsid="0011e487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weight="bold" officeooo:paragraph-rsid="0011e487" style:font-weight-asian="bold" style:font-weight-complex="bold"/>
    </style:style>
    <style:style style:name="P54" style:family="paragraph" style:parent-style-name="Standard">
      <style:text-properties officeooo:paragraph-rsid="0011e487"/>
    </style:style>
    <style:style style:name="P55" style:family="paragraph" style:parent-style-name="Standard">
      <style:paragraph-properties fo:text-align="center" style:justify-single-word="false"/>
      <style:text-properties officeooo:paragraph-rsid="0011e487"/>
    </style:style>
    <style:style style:name="P56" style:family="paragraph" style:parent-style-name="Standard">
      <style:paragraph-properties fo:text-align="center" style:justify-single-word="false"/>
      <style:text-properties officeooo:paragraph-rsid="000cec67"/>
    </style:style>
    <style:style style:name="P57" style:family="paragraph" style:parent-style-name="Standard">
      <style:text-properties officeooo:paragraph-rsid="0010a3ec"/>
    </style:style>
    <style:style style:name="P58" style:family="paragraph" style:parent-style-name="Standard">
      <style:paragraph-properties fo:line-height="100%" fo:text-align="justify" style:justify-single-word="false"/>
      <style:text-properties officeooo:paragraph-rsid="0010a3ec"/>
    </style:style>
    <style:style style:name="P59" style:family="paragraph" style:parent-style-name="Standard">
      <style:paragraph-properties fo:line-height="100%" fo:text-align="center" style:justify-single-word="false"/>
      <style:text-properties officeooo:paragraph-rsid="0010a3ec"/>
    </style:style>
    <style:style style:name="P60" style:family="paragraph" style:parent-style-name="Standard">
      <style:paragraph-properties fo:line-height="100%" fo:text-align="start" style:justify-single-word="false"/>
    </style:style>
    <style:style style:name="P61" style:family="paragraph" style:parent-style-name="Standard">
      <style:paragraph-properties fo:line-height="100%" fo:text-align="start" style:justify-single-word="false"/>
      <style:text-properties officeooo:paragraph-rsid="000cec67"/>
    </style:style>
    <style:style style:name="P62" style:family="paragraph" style:parent-style-name="Standard">
      <style:paragraph-properties fo:line-height="100%" fo:text-align="start" style:justify-single-word="false"/>
      <style:text-properties officeooo:paragraph-rsid="000aef16"/>
    </style:style>
    <style:style style:name="P63" style:family="paragraph" style:parent-style-name="Standard">
      <style:paragraph-properties fo:line-height="100%" fo:text-align="start" style:justify-single-word="false"/>
      <style:text-properties officeooo:paragraph-rsid="000ad9dd"/>
    </style:style>
    <style:style style:name="P64" style:family="paragraph" style:parent-style-name="Standard">
      <style:text-properties officeooo:paragraph-rsid="000cec67"/>
    </style:style>
    <style:style style:name="P65" style:family="paragraph" style:parent-style-name="Standard" style:list-style-name="L3">
      <style:paragraph-properties fo:margin-top="0in" fo:margin-bottom="0in" loext:contextual-spacing="false" fo:line-height="100%" fo:text-align="justify" style:justify-single-word="false"/>
      <style:text-properties style:font-name="Arial3" fo:font-size="12pt" fo:font-weight="normal" officeooo:rsid="002f7ee5" officeooo:paragraph-rsid="0010a3ec" style:font-name-asian="Arial4" style:font-size-asian="12pt" style:font-weight-asian="normal" style:font-name-complex="Arial4" style:font-weight-complex="normal"/>
    </style:style>
    <style:style style:name="P6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3" fo:font-size="12pt" fo:font-weight="normal" officeooo:rsid="00261428" officeooo:paragraph-rsid="0010a3ec" style:font-name-asian="Arial4" style:font-size-asian="12pt" style:font-weight-asian="normal" style:font-name-complex="Arial4" style:font-weight-complex="normal"/>
    </style:style>
    <style:style style:name="P6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3" fo:font-size="12pt" fo:font-weight="normal" officeooo:rsid="0028321b" officeooo:paragraph-rsid="0010a3ec" style:font-name-asian="Arial4" style:font-size-asian="12pt" style:font-weight-asian="normal" style:font-name-complex="Arial4" style:font-weight-complex="normal"/>
    </style:style>
    <style:style style:name="P68" style:family="paragraph" style:parent-style-name="Standard">
      <style:paragraph-properties fo:margin-top="0in" fo:margin-bottom="0in" loext:contextual-spacing="false"/>
      <style:text-properties style:font-name="Arial3" fo:font-size="12pt" fo:font-style="italic" fo:font-weight="bold" officeooo:paragraph-rsid="0011e487" style:font-name-asian="Arial4" style:font-size-asian="12pt" style:font-style-asian="italic" style:font-weight-asian="bold" style:font-name-complex="Arial4"/>
    </style:style>
    <style:style style:name="P69" style:family="paragraph" style:parent-style-name="Standard">
      <style:paragraph-properties fo:margin-top="0in" fo:margin-bottom="0in" loext:contextual-spacing="false"/>
      <style:text-properties style:font-name="Arial3" fo:font-size="12pt" officeooo:paragraph-rsid="0011e487" style:font-name-asian="Arial4" style:font-size-asian="12pt" style:font-name-complex="Arial4"/>
    </style:style>
    <style:style style:name="P7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style:font-name="Arial" fo:font-size="12pt" fo:font-weight="normal" officeooo:rsid="0023b8ef" officeooo:paragraph-rsid="0011e487" fo:background-color="transparent" style:font-name-asian="Arial" style:font-weight-asian="normal" style:font-name-complex="Arial" style:font-weight-complex="normal"/>
    </style:style>
    <style:style style:name="P71" style:family="paragraph" style:parent-style-name="Standard">
      <style:paragraph-properties fo:margin-top="0in" fo:margin-bottom="0in" loext:contextual-spacing="false"/>
      <style:text-properties officeooo:paragraph-rsid="0011e487"/>
    </style:style>
    <style:style style:name="P72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1e487"/>
    </style:style>
    <style:style style:name="P7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officeooo:paragraph-rsid="0011e487"/>
    </style:style>
    <style:style style:name="P74" style:family="paragraph" style:parent-style-name="Standard" style:list-style-name="L5">
      <style:paragraph-properties fo:margin-left="-0.25in" fo:margin-right="0in" fo:line-height="100%" fo:text-align="justify" style:justify-single-word="false" fo:text-indent="0.25in" style:auto-text-indent="false"/>
      <style:text-properties officeooo:paragraph-rsid="0010a3ec"/>
    </style:style>
    <style:style style:name="P75" style:family="paragraph" style:parent-style-name="Standard" style:list-style-name="L5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Arial" fo:font-size="12pt" fo:font-weight="normal" officeooo:paragraph-rsid="0010a3ec" fo:background-color="transparent" style:font-name-asian="Arial" style:font-name-complex="Arial"/>
    </style:style>
    <style:style style:name="P76" style:family="paragraph" style:parent-style-name="Standard" style:list-style-name="L5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Arial" fo:font-size="12pt" fo:font-weight="normal" officeooo:rsid="001adcd0" officeooo:paragraph-rsid="0010a3ec" fo:background-color="transparent" style:font-name-asian="Arial" style:font-name-complex="Arial"/>
    </style:style>
    <style:style style:name="P77" style:family="paragraph" style:parent-style-name="Standard" style:list-style-name="L5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Arial" fo:font-size="12pt" fo:font-weight="normal" officeooo:rsid="00202753" officeooo:paragraph-rsid="0010a3ec" fo:background-color="transparent" style:font-name-asian="Arial" style:font-name-complex="Arial"/>
    </style:style>
    <style:style style:name="P78" style:family="paragraph" style:parent-style-name="Standard" style:list-style-name="WWNum1">
      <style:paragraph-properties fo:margin-left="-0.25in" fo:margin-right="0in" fo:text-indent="0.25in" style:auto-text-indent="false"/>
      <style:text-properties style:font-name="Arial3" fo:font-size="12pt" officeooo:paragraph-rsid="0010a3ec" style:font-name-asian="Arial4" style:font-size-asian="12pt" style:font-name-complex="Arial4"/>
    </style:style>
    <style:style style:name="P79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Arial3" fo:font-size="12pt" fo:font-weight="normal" officeooo:rsid="0023b8ef" officeooo:paragraph-rsid="0011e487" fo:background-color="transparent" style:font-name-asian="Arial4" style:font-size-asian="12pt" style:font-weight-asian="normal" style:font-name-complex="Arial4" style:font-weight-complex="normal"/>
    </style:style>
    <style:style style:name="P80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Arial2" fo:font-size="11pt" fo:font-weight="normal" officeooo:rsid="001cbf78" officeooo:paragraph-rsid="0011e487" fo:background-color="transparent" style:font-name-asian="Calibri1" style:font-weight-asian="normal" style:font-name-complex="Calibri1" style:font-weight-complex="normal"/>
    </style:style>
    <style:style style:name="P81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1e487" style:font-size-asian="14pt" style:font-size-complex="14pt"/>
    </style:style>
    <style:style style:name="P8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weight="bold" officeooo:paragraph-rsid="0011e487" style:font-weight-asian="bold" style:font-weight-complex="bold"/>
    </style:style>
    <style:style style:name="P8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weight="bold" officeooo:paragraph-rsid="0011e487" style:font-weight-asian="bold" style:font-weight-complex="bold"/>
    </style:style>
    <style:style style:name="P8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1" fo:font-weight="bold" officeooo:paragraph-rsid="0011e487" style:font-weight-asian="bold" style:font-weight-complex="bold"/>
    </style:style>
    <style:style style:name="P85" style:family="paragraph" style:parent-style-name="Standard" style:master-page-name="Standard">
      <style:paragraph-properties fo:text-align="center" style:justify-single-word="false" style:page-number="auto"/>
      <style:text-properties officeooo:paragraph-rsid="0010a3ec"/>
    </style:style>
    <style:style style:name="P86" style:family="paragraph" style:parent-style-name="Standard" style:master-page-name="Standard">
      <style:paragraph-properties style:page-number="auto"/>
      <style:text-properties officeooo:paragraph-rsid="000cec67"/>
    </style:style>
    <style:style style:name="P87" style:family="paragraph" style:parent-style-name="Numbering_20_5">
      <style:paragraph-properties fo:margin-left="0in" fo:margin-right="0in" fo:line-height="100%" fo:text-align="center" style:justify-single-word="false" fo:text-indent="0in" style:auto-text-indent="false">
        <style:tab-stops/>
      </style:paragraph-properties>
      <style:text-properties style:font-name="Arial2" fo:font-weight="bold" officeooo:paragraph-rsid="0010a3ec" style:font-weight-asian="bold" style:font-weight-complex="bold"/>
    </style:style>
    <style:style style:name="P88" style:family="paragraph" style:parent-style-name="Text_20_body">
      <style:paragraph-properties fo:line-height="100%" fo:text-align="justify" style:justify-single-word="false"/>
      <style:text-properties style:font-name="Arial2" fo:font-weight="bold" officeooo:paragraph-rsid="000cec67" style:font-weight-asian="bold" style:font-weight-complex="bold"/>
    </style:style>
    <style:style style:name="P89" style:family="paragraph" style:parent-style-name="Text_20_body" style:list-style-name="L2">
      <style:paragraph-properties fo:line-height="100%" fo:text-align="justify" style:justify-single-word="false"/>
      <style:text-properties style:font-name="Arial2" fo:font-weight="bold" officeooo:rsid="001e0f3a" officeooo:paragraph-rsid="000fa592" style:font-weight-asian="bold" style:font-weight-complex="bold"/>
    </style:style>
    <style:style style:name="P90" style:family="paragraph" style:parent-style-name="Text_20_body">
      <style:paragraph-properties fo:line-height="100%" fo:text-align="justify" style:justify-single-word="false"/>
      <style:text-properties style:font-name="Arial2" fo:font-weight="bold" officeooo:rsid="001e0f3a" officeooo:paragraph-rsid="0011e487" style:font-weight-asian="bold" style:font-weight-complex="bold"/>
    </style:style>
    <style:style style:name="P91" style:family="paragraph" style:parent-style-name="Text_20_body">
      <style:paragraph-properties fo:line-height="100%" fo:text-align="justify" style:justify-single-word="false"/>
      <style:text-properties style:font-name="Arial2" fo:font-weight="bold" officeooo:rsid="001e0f3a" officeooo:paragraph-rsid="0010a3ec" style:font-weight-asian="bold" style:font-weight-complex="bold"/>
    </style:style>
    <style:style style:name="P92" style:family="paragraph" style:parent-style-name="Text_20_body">
      <style:paragraph-properties fo:line-height="100%" fo:text-align="justify" style:justify-single-word="false"/>
      <style:text-properties style:font-name="Arial2" fo:font-weight="bold" officeooo:rsid="001e0f3a" officeooo:paragraph-rsid="000fa592" style:font-weight-asian="bold" style:font-weight-complex="bold"/>
    </style:style>
    <style:style style:name="P93" style:family="paragraph" style:parent-style-name="Text_20_body">
      <style:paragraph-properties fo:line-height="100%" fo:text-align="justify" style:justify-single-word="false"/>
      <style:text-properties style:font-name="Arial2" fo:font-weight="bold" officeooo:rsid="001bc58e" officeooo:paragraph-rsid="0011e487" style:font-weight-asian="bold" style:font-weight-complex="bold"/>
    </style:style>
    <style:style style:name="P94" style:family="paragraph" style:parent-style-name="Text_20_body">
      <style:paragraph-properties fo:line-height="100%" fo:text-align="justify" style:justify-single-word="false"/>
      <style:text-properties style:font-name="Arial2" fo:font-weight="bold" officeooo:rsid="001bc58e" officeooo:paragraph-rsid="0010a3ec" style:font-weight-asian="bold" style:font-weight-complex="bold"/>
    </style:style>
    <style:style style:name="P95" style:family="paragraph" style:parent-style-name="Text_20_body">
      <style:paragraph-properties fo:line-height="100%" fo:text-align="justify" style:justify-single-word="false"/>
      <style:text-properties style:font-name="Arial2" fo:font-weight="bold" officeooo:rsid="001bc58e" officeooo:paragraph-rsid="000fa592" style:font-weight-asian="bold" style:font-weight-complex="bold"/>
    </style:style>
    <style:style style:name="P96" style:family="paragraph" style:parent-style-name="Text_20_body">
      <style:paragraph-properties fo:line-height="100%" fo:text-align="justify" style:justify-single-word="false"/>
      <style:text-properties style:font-name="Arial2" fo:font-weight="bold" officeooo:rsid="001bc58e" officeooo:paragraph-rsid="000cec67" style:font-weight-asian="bold" style:font-weight-complex="bold"/>
    </style:style>
    <style:style style:name="P97" style:family="paragraph" style:parent-style-name="Text_20_body">
      <style:paragraph-properties fo:line-height="100%" fo:text-align="justify" style:justify-single-word="false"/>
      <style:text-properties style:font-name="Arial2" fo:font-weight="bold" officeooo:rsid="001a4510" officeooo:paragraph-rsid="0011e487" style:font-weight-asian="bold" style:font-weight-complex="bold"/>
    </style:style>
    <style:style style:name="P98" style:family="paragraph" style:parent-style-name="Text_20_body">
      <style:paragraph-properties fo:line-height="100%" fo:text-align="justify" style:justify-single-word="false"/>
      <style:text-properties style:font-name="Arial2" fo:font-weight="bold" officeooo:rsid="001a4510" officeooo:paragraph-rsid="0010a3ec" style:font-weight-asian="bold" style:font-weight-complex="bold"/>
    </style:style>
    <style:style style:name="P99" style:family="paragraph" style:parent-style-name="Text_20_body">
      <style:paragraph-properties fo:line-height="100%" fo:text-align="justify" style:justify-single-word="false"/>
      <style:text-properties style:font-name="Arial2" fo:font-weight="bold" officeooo:rsid="001a4510" officeooo:paragraph-rsid="000fa592" style:font-weight-asian="bold" style:font-weight-complex="bold"/>
    </style:style>
    <style:style style:name="P100" style:family="paragraph" style:parent-style-name="Text_20_body">
      <style:paragraph-properties fo:line-height="100%" fo:text-align="justify" style:justify-single-word="false"/>
      <style:text-properties style:font-name="Arial2" fo:font-weight="bold" officeooo:rsid="001a4510" officeooo:paragraph-rsid="000cec67" style:font-weight-asian="bold" style:font-weight-complex="bold"/>
    </style:style>
    <style:style style:name="P101" style:family="paragraph" style:parent-style-name="Text_20_body">
      <style:paragraph-properties fo:line-height="100%" fo:text-align="justify" style:justify-single-word="false"/>
      <style:text-properties style:font-name="Arial2" fo:font-weight="bold" officeooo:rsid="001e53d4" officeooo:paragraph-rsid="0011e487" style:font-weight-asian="bold" style:font-weight-complex="bold"/>
    </style:style>
    <style:style style:name="P102" style:family="paragraph" style:parent-style-name="Text_20_body" style:list-style-name="L1">
      <style:paragraph-properties fo:line-height="100%" fo:text-align="justify" style:justify-single-word="false"/>
      <style:text-properties style:font-name="Arial2" fo:font-weight="normal" officeooo:rsid="000a9404" officeooo:paragraph-rsid="000cec67" style:font-weight-asian="normal" style:font-weight-complex="normal"/>
    </style:style>
    <style:style style:name="P103" style:family="paragraph" style:parent-style-name="Text_20_body">
      <style:paragraph-properties fo:line-height="100%" fo:text-align="justify" style:justify-single-word="false"/>
      <style:text-properties style:font-name="Arial2" fo:font-weight="normal" officeooo:rsid="000a9404" officeooo:paragraph-rsid="000cec67" style:font-weight-asian="normal" style:font-weight-complex="normal"/>
    </style:style>
    <style:style style:name="P104" style:family="paragraph" style:parent-style-name="Text_20_body" style:list-style-name="L1">
      <style:paragraph-properties fo:line-height="100%" fo:text-align="justify" style:justify-single-word="false"/>
      <style:text-properties style:font-name="Arial2" fo:font-weight="normal" officeooo:rsid="000afc67" officeooo:paragraph-rsid="000cec67" style:font-weight-asian="normal" style:font-weight-complex="normal"/>
    </style:style>
    <style:style style:name="P105" style:family="paragraph" style:parent-style-name="Text_20_body" style:list-style-name="L2">
      <style:paragraph-properties fo:line-height="100%" fo:text-align="justify" style:justify-single-word="false"/>
      <style:text-properties style:font-name="Arial2" fo:font-weight="normal" officeooo:rsid="00261428" officeooo:paragraph-rsid="000fa592" style:font-weight-asian="normal" style:font-weight-complex="normal"/>
    </style:style>
    <style:style style:name="P106" style:family="paragraph" style:parent-style-name="Text_20_body" style:list-style-name="L7">
      <style:paragraph-properties fo:line-height="100%" fo:text-align="justify" style:justify-single-word="false"/>
      <style:text-properties style:font-name="Arial2" fo:font-weight="normal" officeooo:rsid="00261428" officeooo:paragraph-rsid="0011e487" style:font-weight-asian="normal" style:font-weight-complex="normal"/>
    </style:style>
    <style:style style:name="P107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61428" officeooo:paragraph-rsid="0011e487" style:font-weight-asian="normal" style:font-weight-complex="normal"/>
    </style:style>
    <style:style style:name="P108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61428" officeooo:paragraph-rsid="000fa592" style:font-weight-asian="normal" style:font-weight-complex="normal"/>
    </style:style>
    <style:style style:name="P109" style:family="paragraph" style:parent-style-name="Text_20_body" style:list-style-name="L2">
      <style:paragraph-properties fo:line-height="100%" fo:text-align="justify" style:justify-single-word="false"/>
      <style:text-properties style:font-name="Arial2" fo:font-weight="normal" officeooo:rsid="002a067c" officeooo:paragraph-rsid="000fa592" style:font-weight-asian="normal" style:font-weight-complex="normal"/>
    </style:style>
    <style:style style:name="P110" style:family="paragraph" style:parent-style-name="Text_20_body" style:list-style-name="L3">
      <style:paragraph-properties fo:line-height="100%" fo:text-align="justify" style:justify-single-word="false"/>
      <style:text-properties style:font-name="Arial2" fo:font-weight="normal" officeooo:rsid="002f7ee5" officeooo:paragraph-rsid="0010a3ec" style:font-weight-asian="normal" style:font-weight-complex="normal"/>
    </style:style>
    <style:style style:name="P111" style:family="paragraph" style:parent-style-name="Text_20_body" style:list-style-name="L4">
      <style:paragraph-properties fo:line-height="100%" fo:text-align="justify" style:justify-single-word="false"/>
      <style:text-properties style:font-name="Arial2" fo:font-weight="normal" officeooo:rsid="001e0f3a" officeooo:paragraph-rsid="0010a3ec" style:font-weight-asian="normal" style:font-weight-complex="normal"/>
    </style:style>
    <style:style style:name="P112" style:family="paragraph" style:parent-style-name="Text_20_body" style:list-style-name="L9">
      <style:paragraph-properties fo:line-height="100%" fo:text-align="justify" style:justify-single-word="false"/>
      <style:text-properties style:font-name="Arial2" fo:font-weight="normal" officeooo:rsid="001e0f3a" officeooo:paragraph-rsid="0011e487" style:font-weight-asian="normal" style:font-weight-complex="normal"/>
    </style:style>
    <style:style style:name="P113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0f3a" officeooo:paragraph-rsid="0010a3ec" style:font-weight-asian="normal" style:font-weight-complex="normal"/>
    </style:style>
    <style:style style:name="P114" style:family="paragraph" style:parent-style-name="Text_20_body" style:list-style-name="L4">
      <style:paragraph-properties fo:line-height="100%" fo:text-align="justify" style:justify-single-word="false"/>
      <style:text-properties style:font-name="Arial2" fo:font-weight="normal" officeooo:rsid="001f9304" officeooo:paragraph-rsid="0010a3ec" style:font-weight-asian="normal" style:font-weight-complex="normal"/>
    </style:style>
    <style:style style:name="P115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f9304" officeooo:paragraph-rsid="0010a3ec" style:font-weight-asian="normal" style:font-weight-complex="normal"/>
    </style:style>
    <style:style style:name="P116" style:family="paragraph" style:parent-style-name="Text_20_body" style:list-style-name="L4">
      <style:paragraph-properties fo:line-height="100%" fo:text-align="justify" style:justify-single-word="false"/>
      <style:text-properties style:font-name="Arial2" fo:font-weight="normal" officeooo:rsid="001e5c9a" officeooo:paragraph-rsid="0010a3ec" style:font-weight-asian="normal" style:font-weight-complex="normal"/>
    </style:style>
    <style:style style:name="P117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5c9a" officeooo:paragraph-rsid="0011e487" style:font-weight-asian="normal" style:font-weight-complex="normal"/>
    </style:style>
    <style:style style:name="P118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5c9a" officeooo:paragraph-rsid="0010a3ec" style:font-weight-asian="normal" style:font-weight-complex="normal"/>
    </style:style>
    <style:style style:name="P119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5c9a" officeooo:paragraph-rsid="000fa592" style:font-weight-asian="normal" style:font-weight-complex="normal"/>
    </style:style>
    <style:style style:name="P120" style:family="paragraph" style:parent-style-name="Text_20_body" style:list-style-name="L4">
      <style:paragraph-properties fo:line-height="100%" fo:text-align="justify" style:justify-single-word="false"/>
      <style:text-properties style:font-name="Arial2" fo:font-weight="normal" officeooo:rsid="002270ae" officeooo:paragraph-rsid="0010a3ec" style:font-weight-asian="normal" style:font-weight-complex="normal"/>
    </style:style>
    <style:style style:name="P121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270ae" officeooo:paragraph-rsid="0010a3ec" style:font-weight-asian="normal" style:font-weight-complex="normal"/>
    </style:style>
    <style:style style:name="P122" style:family="paragraph" style:parent-style-name="Text_20_body" style:list-style-name="L6">
      <style:paragraph-properties fo:line-height="100%" fo:text-align="justify" style:justify-single-word="false"/>
      <style:text-properties style:font-name="Arial2" fo:font-weight="normal" officeooo:rsid="001bc58e" officeooo:paragraph-rsid="0010a3ec" style:font-weight-asian="normal" style:font-weight-complex="normal"/>
    </style:style>
    <style:style style:name="P123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bc58e" officeooo:paragraph-rsid="0010a3ec" style:font-weight-asian="normal" style:font-weight-complex="normal"/>
    </style:style>
    <style:style style:name="P124" style:family="paragraph" style:parent-style-name="Text_20_body" style:list-style-name="L7">
      <style:paragraph-properties fo:line-height="100%" fo:text-align="justify" style:justify-single-word="false"/>
      <style:text-properties style:font-name="Arial2" fo:font-weight="normal" officeooo:rsid="00321cdc" officeooo:paragraph-rsid="0011e487" style:font-weight-asian="normal" style:font-weight-complex="normal"/>
    </style:style>
    <style:style style:name="P125" style:family="paragraph" style:parent-style-name="Text_20_body" style:list-style-name="L9">
      <style:paragraph-properties fo:line-height="100%" fo:text-align="justify" style:justify-single-word="false"/>
      <style:text-properties style:font-name="Arial2" fo:font-weight="normal" officeooo:rsid="0027ae50" officeooo:paragraph-rsid="0011e487" style:font-weight-asian="normal" style:font-weight-complex="normal"/>
    </style:style>
    <style:style style:name="P126" style:family="paragraph" style:parent-style-name="Text_20_body" style:list-style-name="L9">
      <style:paragraph-properties fo:line-height="100%" fo:text-align="justify" style:justify-single-word="false"/>
      <style:text-properties style:font-name="Arial2" fo:font-weight="normal" officeooo:rsid="002c2e9d" officeooo:paragraph-rsid="0011e487" style:font-weight-asian="normal" style:font-weight-complex="normal"/>
    </style:style>
    <style:style style:name="P127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c2e9d" officeooo:paragraph-rsid="0011e487" style:font-weight-asian="normal" style:font-weight-complex="normal"/>
    </style:style>
    <style:style style:name="P128" style:family="paragraph" style:parent-style-name="Text_20_body" style:list-style-name="L12">
      <style:paragraph-properties fo:line-height="100%" fo:text-align="justify" style:justify-single-word="false"/>
      <style:text-properties style:font-name="Arial2" fo:font-weight="normal" officeooo:rsid="001edfa4" officeooo:paragraph-rsid="0011e487" style:font-weight-asian="normal" style:font-weight-complex="normal"/>
    </style:style>
    <style:style style:name="P129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dfa4" officeooo:paragraph-rsid="0011e487" style:font-weight-asian="normal" style:font-weight-complex="normal"/>
    </style:style>
    <style:style style:name="P130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e53d4" officeooo:paragraph-rsid="0011e487" style:font-weight-asian="normal" style:font-weight-complex="normal"/>
    </style:style>
    <style:style style:name="P131" style:family="paragraph" style:parent-style-name="Text_20_body">
      <style:paragraph-properties fo:line-height="100%"/>
      <style:text-properties style:font-name="Arial2" fo:font-weight="normal" officeooo:rsid="001cbf78" officeooo:paragraph-rsid="0011e487" style:font-weight-asian="normal" style:font-weight-complex="normal"/>
    </style:style>
    <style:style style:name="P132" style:family="paragraph" style:parent-style-name="Text_20_body">
      <style:paragraph-properties fo:line-height="100%"/>
      <style:text-properties style:font-name="Arial2" fo:font-weight="normal" officeooo:rsid="001cbf78" officeooo:paragraph-rsid="0010a3ec" style:font-weight-asian="normal" style:font-weight-complex="normal"/>
    </style:style>
    <style:style style:name="P133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cbf78" officeooo:paragraph-rsid="0010a3ec" style:font-weight-asian="normal" style:font-weight-complex="normal"/>
    </style:style>
    <style:style style:name="P134" style:family="paragraph" style:parent-style-name="Text_20_body">
      <style:paragraph-properties fo:line-height="100%"/>
      <style:text-properties style:font-name="Arial2" fo:font-weight="normal" officeooo:rsid="001cbf78" officeooo:paragraph-rsid="000fa592" style:font-weight-asian="normal" style:font-weight-complex="normal"/>
    </style:style>
    <style:style style:name="P135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5cc6f" officeooo:paragraph-rsid="0011e487" style:font-weight-asian="normal" style:font-weight-complex="normal"/>
    </style:style>
    <style:style style:name="P136" style:family="paragraph" style:parent-style-name="Text_20_body">
      <style:paragraph-properties fo:line-height="100%" fo:text-align="justify" style:justify-single-word="false"/>
      <style:text-properties style:font-name="Arial2" fo:font-weight="normal" officeooo:rsid="003315e6" officeooo:paragraph-rsid="0011e487" style:font-weight-asian="normal" style:font-weight-complex="normal"/>
    </style:style>
    <style:style style:name="P137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8321b" officeooo:paragraph-rsid="0011e487" style:font-weight-asian="normal" style:font-weight-complex="normal"/>
    </style:style>
    <style:style style:name="P138" style:family="paragraph" style:parent-style-name="Text_20_body">
      <style:paragraph-properties fo:line-height="100%" fo:text-align="justify" style:justify-single-word="false"/>
      <style:text-properties style:font-name="Arial2" fo:font-weight="normal" officeooo:rsid="0028321b" officeooo:paragraph-rsid="000fa592" style:font-weight-asian="normal" style:font-weight-complex="normal"/>
    </style:style>
    <style:style style:name="P139" style:family="paragraph" style:parent-style-name="Text_20_body">
      <style:paragraph-properties fo:line-height="100%" fo:text-align="justify" style:justify-single-word="false"/>
      <style:text-properties style:font-name="Arial2" fo:font-weight="normal" officeooo:rsid="001a4510" officeooo:paragraph-rsid="0010a3ec" style:font-weight-asian="normal" style:font-weight-complex="normal"/>
    </style:style>
    <style:style style:name="P140" style:family="paragraph" style:parent-style-name="Text_20_body">
      <style:paragraph-properties fo:line-height="100%" fo:text-align="justify" style:justify-single-word="false"/>
      <style:text-properties style:font-name="Arial2" fo:font-weight="normal" officeooo:rsid="000bf38a" officeooo:paragraph-rsid="000cec67" style:font-weight-asian="normal" style:font-weight-complex="normal"/>
    </style:style>
    <style:style style:name="P141" style:family="paragraph" style:parent-style-name="Text_20_body">
      <style:paragraph-properties fo:line-height="100%" fo:text-align="justify" style:justify-single-word="false"/>
      <style:text-properties style:font-name="Arial2" officeooo:rsid="001e53d4" officeooo:paragraph-rsid="0011e487"/>
    </style:style>
    <style:style style:name="P142" style:family="paragraph" style:parent-style-name="Text_20_body">
      <style:paragraph-properties fo:line-height="100%" fo:text-align="justify" style:justify-single-word="false"/>
      <style:text-properties style:font-name="Arial2" officeooo:paragraph-rsid="0011e487"/>
    </style:style>
    <style:style style:name="P143" style:family="paragraph" style:parent-style-name="Text_20_body">
      <style:paragraph-properties fo:line-height="100%" fo:text-align="justify" style:justify-single-word="false"/>
      <style:text-properties style:font-name="Arial2" officeooo:paragraph-rsid="0010a3ec"/>
    </style:style>
    <style:style style:name="P144" style:family="paragraph" style:parent-style-name="Text_20_body">
      <style:paragraph-properties fo:line-height="100%" fo:text-align="justify" style:justify-single-word="false"/>
      <style:text-properties style:font-name="Arial2" officeooo:paragraph-rsid="000fa592"/>
    </style:style>
    <style:style style:name="P145" style:family="paragraph" style:parent-style-name="Text_20_body">
      <style:paragraph-properties fo:line-height="100%" fo:text-align="justify" style:justify-single-word="false"/>
      <style:text-properties style:font-name="Arial2" officeooo:paragraph-rsid="000cec67"/>
    </style:style>
    <style:style style:name="P146" style:family="paragraph" style:parent-style-name="Text_20_body">
      <style:paragraph-properties fo:line-height="100%" fo:text-align="justify" style:justify-single-word="false"/>
      <style:text-properties style:font-name="Arial2" officeooo:rsid="001cc7b7" officeooo:paragraph-rsid="0011e487"/>
    </style:style>
    <style:style style:name="P147" style:family="paragraph" style:parent-style-name="Text_20_body">
      <style:paragraph-properties fo:line-height="100%" fo:text-align="justify" style:justify-single-word="false"/>
      <style:text-properties style:font-name="Arial2" officeooo:rsid="001cc7b7" officeooo:paragraph-rsid="0010a3ec"/>
    </style:style>
    <style:style style:name="P148" style:family="paragraph" style:parent-style-name="Text_20_body">
      <style:paragraph-properties fo:line-height="100%" fo:text-align="justify" style:justify-single-word="false"/>
      <style:text-properties style:font-name="Arial2" officeooo:rsid="001cc7b7" officeooo:paragraph-rsid="000fa592"/>
    </style:style>
    <style:style style:name="P149" style:family="paragraph" style:parent-style-name="Text_20_body">
      <style:paragraph-properties fo:line-height="100%" fo:text-align="justify" style:justify-single-word="false"/>
      <style:text-properties style:font-name="Arial2" officeooo:rsid="0009a2c8" officeooo:paragraph-rsid="000cec67"/>
    </style:style>
    <style:style style:name="P150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fo:font-weight="normal" officeooo:rsid="001cbf78" officeooo:paragraph-rsid="000fa592" fo:background-color="transparent" style:font-name-asian="Arial" style:font-weight-asian="normal" style:font-name-complex="Arial" style:font-weight-complex="normal"/>
    </style:style>
    <style:style style:name="P151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fo:font-weight="normal" officeooo:rsid="001cbf78" officeooo:paragraph-rsid="0010a3ec" fo:background-color="transparent" style:font-name-asian="Arial" style:font-weight-asian="normal" style:font-name-complex="Arial" style:font-weight-complex="normal"/>
    </style:style>
    <style:style style:name="P152" style:family="paragraph" style:parent-style-name="Text_20_body">
      <style:paragraph-properties fo:line-height="100%" fo:text-align="justify" style:justify-single-word="false"/>
      <style:text-properties style:use-window-font-color="true" style:font-name="Arial" fo:font-size="12pt" fo:font-weight="normal" officeooo:rsid="0023b8ef" officeooo:paragraph-rsid="0010a3ec" fo:background-color="transparent" style:font-name-asian="Arial" style:font-weight-asian="normal" style:font-name-complex="Arial" style:font-weight-complex="normal"/>
    </style:style>
    <style:style style:name="P15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fo:font-weight="normal" officeooo:rsid="0023b8ef" officeooo:paragraph-rsid="0011e487" fo:background-color="transparent" style:font-name-asian="Arial" style:font-weight-asian="normal" style:font-name-complex="Arial" style:font-weight-complex="normal"/>
    </style:style>
    <style:style style:name="P154" style:family="paragraph" style:parent-style-name="Text_20_body" style:list-style-name="L6">
      <style:paragraph-properties fo:line-height="100%" fo:text-align="justify" style:justify-single-word="false"/>
      <style:text-properties officeooo:rsid="001bc58e" officeooo:paragraph-rsid="0010a3ec"/>
    </style:style>
    <style:style style:name="P155" style:family="paragraph" style:parent-style-name="Text_20_body" style:list-style-name="L8">
      <style:paragraph-properties fo:line-height="100%" fo:text-align="justify" style:justify-single-word="false"/>
      <style:text-properties style:font-name="Arial1" officeooo:paragraph-rsid="0011e487"/>
    </style:style>
    <style:style style:name="P156" style:family="paragraph" style:parent-style-name="Text_20_body" style:list-style-name="L10">
      <style:paragraph-properties fo:line-height="100%" fo:text-align="justify" style:justify-single-word="false"/>
      <style:text-properties style:font-name="Arial1" officeooo:paragraph-rsid="0011e487"/>
    </style:style>
    <style:style style:name="P157" style:family="paragraph" style:parent-style-name="Text_20_body" style:list-style-name="L11">
      <style:paragraph-properties fo:line-height="100%" fo:text-align="justify" style:justify-single-word="false"/>
      <style:text-properties style:font-name="Arial1" officeooo:paragraph-rsid="0011e487"/>
    </style:style>
    <style:style style:name="P158" style:family="paragraph" style:parent-style-name="Text_20_body" style:list-style-name="L13">
      <style:paragraph-properties fo:line-height="100%" fo:text-align="justify" style:justify-single-word="false"/>
      <style:text-properties style:font-name="Arial1" officeooo:paragraph-rsid="0011e487"/>
    </style:style>
    <style:style style:name="P159" style:family="paragraph" style:parent-style-name="Text_20_body">
      <style:paragraph-properties fo:line-height="100%" fo:text-align="justify" style:justify-single-word="false"/>
      <style:text-properties style:font-name="Arial1" officeooo:paragraph-rsid="0011e487"/>
    </style:style>
    <style:style style:name="P160" style:family="paragraph" style:parent-style-name="Text_20_body" style:list-style-name="L8">
      <style:paragraph-properties fo:line-height="100%" fo:text-align="justify" style:justify-single-word="false"/>
      <style:text-properties officeooo:paragraph-rsid="0011e487"/>
    </style:style>
    <style:style style:name="P161" style:family="paragraph" style:parent-style-name="Text_20_body" style:list-style-name="L10">
      <style:paragraph-properties fo:line-height="100%" fo:text-align="justify" style:justify-single-word="false"/>
      <style:text-properties officeooo:paragraph-rsid="0011e487"/>
    </style:style>
    <style:style style:name="P162" style:family="paragraph" style:parent-style-name="Text_20_body" style:list-style-name="L13">
      <style:paragraph-properties fo:line-height="100%" fo:text-align="justify" style:justify-single-word="false"/>
      <style:text-properties officeooo:paragraph-rsid="0011e487"/>
    </style:style>
    <style:style style:name="P163" style:family="paragraph" style:parent-style-name="Text_20_body">
      <style:paragraph-properties fo:line-height="100%" fo:text-align="justify" style:justify-single-word="false"/>
      <style:text-properties officeooo:paragraph-rsid="0010a3ec"/>
    </style:style>
    <style:style style:name="P164" style:family="paragraph" style:parent-style-name="Text_20_body">
      <style:paragraph-properties fo:line-height="100%" fo:text-align="justify" style:justify-single-word="false"/>
      <style:text-properties fo:font-weight="bold" officeooo:rsid="001f1a1a" officeooo:paragraph-rsid="0011e487" style:font-weight-asian="bold" style:font-weight-complex="bold"/>
    </style:style>
    <style:style style:name="P165" style:family="paragraph" style:parent-style-name="Text_20_body">
      <style:paragraph-properties fo:line-height="100%" fo:text-align="justify" style:justify-single-word="false"/>
      <style:text-properties fo:font-weight="bold" officeooo:rsid="001edfa4" officeooo:paragraph-rsid="0011e487" style:font-weight-asian="bold" style:font-weight-complex="bold"/>
    </style:style>
    <style:style style:name="P166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1e487" style:font-weight-asian="bold" style:font-weight-complex="bold"/>
    </style:style>
    <style:style style:name="P167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0a3ec" style:font-weight-asian="bold" style:font-weight-complex="bold"/>
    </style:style>
    <style:style style:name="P168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0fa592" style:font-weight-asian="bold" style:font-weight-complex="bold"/>
    </style:style>
    <style:style style:name="P169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0cec67" style:font-weight-asian="bold" style:font-weight-complex="bold"/>
    </style:style>
    <style:style style:name="P170" style:family="paragraph" style:parent-style-name="Text_20_body">
      <style:paragraph-properties fo:line-height="100%" fo:text-align="justify" style:justify-single-word="false"/>
      <style:text-properties fo:font-weight="normal" officeooo:rsid="001cbf78" officeooo:paragraph-rsid="0010a3ec" style:font-weight-asian="normal" style:font-weight-complex="normal"/>
    </style:style>
    <style:style style:name="P17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" fo:font-size="12pt" fo:font-weight="normal" officeooo:rsid="0023b8ef" officeooo:paragraph-rsid="0011e487" fo:background-color="transparent" style:font-name-asian="Arial" style:font-weight-asian="normal" style:font-name-complex="Arial" style:font-weight-complex="normal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use-window-font-color="true" style:font-name="Arial" fo:font-size="12pt" fo:font-weight="normal" officeooo:rsid="0023b8ef" officeooo:paragraph-rsid="0011e487" fo:background-color="transparent" style:font-name-asian="Arial" style:font-weight-asian="normal" style:font-name-complex="Arial" style:font-weight-complex="normal"/>
    </style:style>
    <style:style style:name="P173" style:family="paragraph" style:parent-style-name="Text_20_body">
      <style:paragraph-properties fo:margin-top="0in" fo:margin-bottom="0.111in" loext:contextual-spacing="false" fo:line-height="100%" fo:text-align="justify" style:justify-single-word="false" fo:orphans="2" fo:widows="2" style:writing-mode="lr-tb"/>
      <style:text-properties style:use-window-font-color="true" style:font-name="Arial3" fo:font-size="12pt" fo:font-weight="normal" officeooo:rsid="0023b8ef" officeooo:paragraph-rsid="0011e487" fo:background-color="transparent" style:font-name-asian="Arial4" style:font-size-asian="12pt" style:font-weight-asian="normal" style:font-name-complex="Arial4" style:font-weight-complex="normal"/>
    </style:style>
    <style:style style:name="P174" style:family="paragraph" style:parent-style-name="Text_20_body" style:list-style-name="L11">
      <style:paragraph-properties fo:margin-top="0in" fo:margin-bottom="0.111in" loext:contextual-spacing="false" fo:line-height="100%" fo:text-align="justify" style:justify-single-word="false" fo:orphans="2" fo:widows="2" style:writing-mode="lr-tb"/>
      <style:text-properties style:use-window-font-color="true" style:font-name="Arial1" fo:font-size="11pt" fo:font-weight="normal" officeooo:rsid="001cbf78" officeooo:paragraph-rsid="0011e487" fo:background-color="transparent" style:font-name-asian="Calibri1" style:font-weight-asian="normal" style:font-name-complex="Calibri1" style:font-weight-complex="normal"/>
    </style:style>
    <style:style style:name="P175" style:family="paragraph" style:parent-style-name="List_20_Paragraph" style:list-style-name="WWNum2">
      <style:text-properties style:font-name="Arial3" fo:font-size="12pt" officeooo:paragraph-rsid="000cec67" style:font-name-asian="Arial4" style:font-size-asian="12pt" style:font-name-complex="Arial4"/>
    </style:style>
    <style:style style:name="P176" style:family="paragraph" style:parent-style-name="List_20_Paragraph" style:list-style-name="WWNum1">
      <style:text-properties style:font-name="Arial3" fo:font-size="12pt" officeooo:paragraph-rsid="000cec67" style:font-name-asian="Arial4" style:font-size-asian="12pt" style:font-name-complex="Arial4"/>
    </style:style>
    <style:style style:name="P177" style:family="paragraph" style:parent-style-name="List_20_Paragraph" style:list-style-name="WWNum1">
      <style:text-properties style:font-name="Arial3" fo:font-size="12pt" officeooo:paragraph-rsid="0011e487" style:font-name-asian="Arial4" style:font-size-asian="12pt" style:font-name-complex="Arial4"/>
    </style:style>
    <style:style style:name="P178" style:family="paragraph" style:parent-style-name="List_20_Paragraph" style:list-style-name="L3">
      <style:paragraph-properties fo:line-height="100%" fo:text-align="justify" style:justify-single-word="false"/>
      <style:text-properties style:font-name="Arial3" fo:font-size="12pt" fo:font-weight="normal" officeooo:rsid="00261428" officeooo:paragraph-rsid="0010a3ec" style:font-name-asian="Arial4" style:font-size-asian="12pt" style:font-weight-asian="normal" style:font-name-complex="Arial4" style:font-weight-complex="normal"/>
    </style:style>
    <style:style style:name="P179" style:family="paragraph" style:parent-style-name="List_20_Paragraph" style:list-style-name="WWNum1">
      <style:text-properties style:font-name="Arial3" fo:font-size="12pt" fo:language="en" fo:country="US" officeooo:paragraph-rsid="0011e487" style:font-name-asian="Arial4" style:font-size-asian="12pt" style:font-name-complex="Arial4"/>
    </style:style>
    <style:style style:name="P180" style:family="paragraph" style:parent-style-name="List_20_Paragraph" style:list-style-name="WWNum1">
      <style:text-properties officeooo:paragraph-rsid="0011e487"/>
    </style:style>
    <style:style style:name="T1" style:family="text">
      <style:text-properties style:use-window-font-color="true" style:font-name="Arial" fo:font-size="14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4pt" fo:font-weight="normal" officeooo:rsid="000ad9dd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weight="normal" officeooo:rsid="001e687d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" fo:font-size="12pt" fo:font-weight="normal" officeooo:rsid="001dfd7b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Arial" fo:font-size="12pt" fo:font-weight="normal" officeooo:rsid="001adcd0" fo:background-color="transparent" loext:char-shading-value="0" style:font-name-asian="Arial" style:font-name-complex="Arial"/>
    </style:style>
    <style:style style:name="T7" style:family="text">
      <style:text-properties style:use-window-font-color="true" style:font-name="Arial" fo:font-size="12pt" fo:font-weight="normal" officeooo:rsid="00196f7e" fo:background-color="transparent" loext:char-shading-value="0" style:font-name-asian="Arial" style:font-name-complex="Arial"/>
    </style:style>
    <style:style style:name="T8" style:family="text">
      <style:text-properties style:use-window-font-color="true" style:font-name="Arial" fo:font-size="12pt" fo:font-style="italic" fo:font-weight="normal" fo:background-color="transparent" loext:char-shading-value="0" style:font-name-asian="Arial" style:font-name-complex="Arial"/>
    </style:style>
    <style:style style:name="T9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10" style:family="text">
      <style:text-properties style:use-window-font-color="true" style:font-name="Arial" fo:font-size="12pt" fo:font-weight="bold" officeooo:rsid="00196f7e" fo:background-color="transparent" loext:char-shading-value="0" style:font-name-asian="Arial" style:font-name-complex="Arial"/>
    </style:style>
    <style:style style:name="T11" style:family="text">
      <style:text-properties style:use-window-font-color="true" style:font-name="Arial" fo:font-size="12pt" fo:background-color="transparent" loext:char-shading-value="0" style:font-name-asian="Arial" style:font-name-complex="Arial"/>
    </style:style>
    <style:style style:name="T12" style:family="text">
      <style:text-properties style:use-window-font-color="true" style:font-name="Arial" fo:font-size="12pt" officeooo:rsid="0023b8ef" fo:background-color="transparent" loext:char-shading-value="0" style:font-name-asian="Arial" style:font-name-complex="Arial"/>
    </style:style>
    <style:style style:name="T13" style:family="text">
      <style:text-properties style:use-window-font-color="true" style:font-name="Arial2" fo:font-size="12pt" fo:font-weight="bold" officeooo:rsid="00094d43" fo:background-color="transparent" loext:char-shading-value="0" style:font-name-asian="Arial" style:font-weight-asian="bold" style:font-name-complex="Arial" style:font-weight-complex="bold"/>
    </style:style>
    <style:style style:name="T14" style:family="text">
      <style:text-properties style:use-window-font-color="true" style:font-name="Arial2" fo:font-size="12pt" fo:font-weight="bold" officeooo:rsid="0009a2c8" fo:background-color="transparent" loext:char-shading-value="0" style:font-name-asian="Arial" style:font-weight-asian="bold" style:font-name-complex="Arial" style:font-weight-complex="bold"/>
    </style:style>
    <style:style style:name="T15" style:family="text">
      <style:text-properties officeooo:rsid="000cec67"/>
    </style:style>
    <style:style style:name="T16" style:family="text">
      <style:text-properties style:font-name="Arial2"/>
    </style:style>
    <style:style style:name="T17" style:family="text">
      <style:text-properties style:font-name="Arial2" fo:font-weight="normal" style:font-weight-asian="normal" style:font-weight-complex="normal"/>
    </style:style>
    <style:style style:name="T18" style:family="text">
      <style:text-properties style:font-name="Arial2" fo:font-weight="normal" officeooo:rsid="002c5928" style:font-weight-asian="normal" style:font-weight-complex="normal"/>
    </style:style>
    <style:style style:name="T19" style:family="text">
      <style:text-properties style:font-name="Arial2" fo:font-weight="normal" officeooo:rsid="002f7ee5" style:font-weight-asian="normal" style:font-weight-complex="normal"/>
    </style:style>
    <style:style style:name="T20" style:family="text">
      <style:text-properties style:font-name="Arial2" fo:font-weight="normal" officeooo:rsid="001cbf78" style:font-weight-asian="normal" style:font-weight-complex="normal"/>
    </style:style>
    <style:style style:name="T21" style:family="text">
      <style:text-properties style:font-name="Arial2" fo:font-weight="normal" officeooo:rsid="00321cdc" style:font-weight-asian="normal" style:font-weight-complex="normal"/>
    </style:style>
    <style:style style:name="T22" style:family="text">
      <style:text-properties style:font-name="Arial2" fo:font-weight="normal" officeooo:rsid="003315e6" style:font-weight-asian="normal" style:font-weight-complex="normal"/>
    </style:style>
    <style:style style:name="T23" style:family="text">
      <style:text-properties style:font-name="Arial2" fo:font-weight="normal" officeooo:rsid="001f1a1a" style:font-weight-asian="normal" style:font-weight-complex="normal"/>
    </style:style>
    <style:style style:name="T24" style:family="text">
      <style:text-properties style:font-name="Arial2" fo:font-weight="normal" officeooo:rsid="001edfa4" style:font-weight-asian="normal" style:font-weight-complex="normal"/>
    </style:style>
    <style:style style:name="T25" style:family="text">
      <style:text-properties style:font-name="Arial2" officeooo:rsid="001dfe8a"/>
    </style:style>
    <style:style style:name="T26" style:family="text">
      <style:text-properties style:font-name="Arial2" fo:font-size="12pt" fo:font-weight="normal" officeooo:rsid="001cbf78" style:font-name-asian="Arial4" style:font-size-asian="12pt" style:font-weight-asian="normal" style:font-name-complex="Arial4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1e487" style:font-weight-asian="bold"/>
    </style:style>
    <style:style style:name="T30" style:family="text">
      <style:text-properties officeooo:rsid="000a94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a067c" style:font-weight-asian="normal" style:font-weight-complex="normal"/>
    </style:style>
    <style:style style:name="T33" style:family="text">
      <style:text-properties fo:font-weight="normal" officeooo:rsid="00253b48" style:font-weight-asian="normal" style:font-weight-complex="normal"/>
    </style:style>
    <style:style style:name="T34" style:family="text">
      <style:text-properties fo:font-weight="normal" officeooo:rsid="002f7ee5" style:font-weight-asian="normal" style:font-weight-complex="normal"/>
    </style:style>
    <style:style style:name="T35" style:family="text">
      <style:text-properties fo:font-weight="normal" officeooo:rsid="001bc58e" style:font-weight-asian="normal" style:font-weight-complex="normal"/>
    </style:style>
    <style:style style:name="T36" style:family="text">
      <style:text-properties fo:font-weight="normal" officeooo:rsid="00306778" style:font-weight-asian="normal" style:font-weight-complex="normal"/>
    </style:style>
    <style:style style:name="T37" style:family="text">
      <style:text-properties fo:font-weight="normal" officeooo:rsid="00207ef7" style:font-weight-asian="normal" style:font-weight-complex="normal"/>
    </style:style>
    <style:style style:name="T38" style:family="text">
      <style:text-properties officeooo:rsid="000afc67"/>
    </style:style>
    <style:style style:name="T39" style:family="text">
      <style:text-properties officeooo:rsid="000bf38a"/>
    </style:style>
    <style:style style:name="T40" style:family="text">
      <style:text-properties style:font-name="Arial3" fo:font-size="12pt" fo:font-weight="bold" style:font-name-asian="Arial4" style:font-size-asian="12pt" style:font-weight-asian="bold" style:font-name-complex="Arial4"/>
    </style:style>
    <style:style style:name="T41" style:family="text">
      <style:text-properties style:font-name="Arial3" fo:font-size="12pt" fo:font-weight="bold" officeooo:rsid="0010a3ec" style:font-name-asian="Arial4" style:font-size-asian="12pt" style:font-weight-asian="bold" style:font-name-complex="Arial4"/>
    </style:style>
    <style:style style:name="T42" style:family="text">
      <style:text-properties style:font-name="Arial3" fo:font-size="12pt" fo:font-weight="bold" officeooo:rsid="0011e487" style:font-name-asian="Arial4" style:font-size-asian="12pt" style:font-weight-asian="bold" style:font-name-complex="Arial4"/>
    </style:style>
    <style:style style:name="T43" style:family="text">
      <style:text-properties style:font-name="Arial3" fo:font-size="12pt" fo:font-style="italic" fo:font-weight="bold" style:font-name-asian="Arial4" style:font-size-asian="12pt" style:font-style-asian="italic" style:font-weight-asian="bold" style:font-name-complex="Arial4"/>
    </style:style>
    <style:style style:name="T44" style:family="text">
      <style:text-properties style:font-name="Arial3" fo:font-size="12pt" fo:font-style="italic" fo:font-weight="bold" officeooo:rsid="0011e487" style:font-name-asian="Arial4" style:font-size-asian="12pt" style:font-style-asian="italic" style:font-weight-asian="bold" style:font-name-complex="Arial4"/>
    </style:style>
    <style:style style:name="T45" style:family="text">
      <style:text-properties style:font-name="Arial3" fo:font-size="12pt" style:font-name-asian="Arial4" style:font-size-asian="12pt" style:font-name-complex="Arial4"/>
    </style:style>
    <style:style style:name="T46" style:family="text">
      <style:text-properties style:font-name="Arial3" fo:font-size="12pt" officeooo:rsid="0023b8ef" style:font-name-asian="Arial4" style:font-size-asian="12pt" style:font-name-complex="Arial4"/>
    </style:style>
    <style:style style:name="T47" style:family="text">
      <style:text-properties style:font-name="Arial3" fo:font-size="12pt" fo:font-weight="normal" officeooo:rsid="002c5928" style:font-name-asian="Arial4" style:font-size-asian="12pt" style:font-weight-asian="normal" style:font-name-complex="Arial4" style:font-weight-complex="normal"/>
    </style:style>
    <style:style style:name="T48" style:family="text">
      <style:text-properties style:font-name="Arial3" fo:font-size="12pt" fo:font-weight="normal" officeooo:rsid="002f7ee5" style:font-name-asian="Arial4" style:font-size-asian="12pt" style:font-weight-asian="normal" style:font-name-complex="Arial4" style:font-weight-complex="normal"/>
    </style:style>
    <style:style style:name="T49" style:family="text">
      <style:text-properties style:font-name="Arial3" fo:font-size="12pt" fo:language="en" fo:country="US" style:font-name-asian="Arial4" style:font-size-asian="12pt" style:font-name-complex="Arial4"/>
    </style:style>
    <style:style style:name="T50" style:family="text">
      <style:text-properties officeooo:rsid="00239108"/>
    </style:style>
    <style:style style:name="T51" style:family="text">
      <style:text-properties officeooo:rsid="00253b48"/>
    </style:style>
    <style:style style:name="T52" style:family="text">
      <style:text-properties officeooo:rsid="00207ef7"/>
    </style:style>
    <style:style style:name="T53" style:family="text">
      <style:text-properties fo:language="zxx" fo:country="none" fo:font-weight="normal" officeooo:rsid="00253b48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officeooo:rsid="0029c00a"/>
    </style:style>
    <style:style style:name="T55" style:family="text">
      <style:text-properties officeooo:rsid="002a067c"/>
    </style:style>
    <style:style style:name="T56" style:family="text">
      <style:text-properties style:font-name="Arial1"/>
    </style:style>
    <style:style style:name="T57" style:family="text">
      <style:text-properties style:font-name="Arial1" officeooo:rsid="002a067c"/>
    </style:style>
    <style:style style:name="T58" style:family="text">
      <style:text-properties style:font-name="Arial1" fo:font-weight="bold" style:font-weight-asian="bold" style:font-weight-complex="bold"/>
    </style:style>
    <style:style style:name="T59" style:family="text">
      <style:text-properties officeooo:rsid="002f7ee5"/>
    </style:style>
    <style:style style:name="T60" style:family="text">
      <style:text-properties officeooo:rsid="00275189"/>
    </style:style>
    <style:style style:name="T61" style:family="text">
      <style:text-properties officeooo:rsid="001e0f3a"/>
    </style:style>
    <style:style style:name="T62" style:family="text">
      <style:text-properties officeooo:rsid="001e5c9a"/>
    </style:style>
    <style:style style:name="T63" style:family="text">
      <style:text-properties officeooo:rsid="001f9304"/>
    </style:style>
    <style:style style:name="T64" style:family="text">
      <style:text-properties officeooo:rsid="001cbf78"/>
    </style:style>
    <style:style style:name="T65" style:family="text">
      <style:text-properties officeooo:rsid="002ee49a"/>
    </style:style>
    <style:style style:name="T66" style:family="text">
      <style:text-properties officeooo:rsid="00306778"/>
    </style:style>
    <style:style style:name="T67" style:family="text">
      <style:text-properties officeooo:rsid="00321cdc"/>
    </style:style>
    <style:style style:name="T68" style:family="text">
      <style:text-properties officeooo:rsid="0023f01a"/>
    </style:style>
    <style:style style:name="T69" style:family="text">
      <style:text-properties officeooo:rsid="0027ae50"/>
    </style:style>
    <style:style style:name="T70" style:family="text">
      <style:text-properties fo:font-size="12pt" officeooo:rsid="0023b8ef" style:font-name-asian="Arial4" style:font-size-asian="12pt" style:font-name-complex="Arial4"/>
    </style:style>
    <style:style style:name="T71" style:family="text">
      <style:text-properties officeooo:rsid="001f1a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2in" fo:text-indent="-0.25in" fo:margin-left="3.2882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verzitet u Beogradu</text:p>
      <text:p text:style-name="P24">Matematički fakultet</text:p>
      <text:p text:style-name="P29"/>
      <text:p text:style-name="P29"/>
      <text:p text:style-name="P29"/>
      <text:p text:style-name="P24">Projektni rad</text:p>
      <text:p text:style-name="P24">iz predmeta</text:p>
      <text:p text:style-name="P24">Informacioni sistemi</text:p>
      <text:p text:style-name="P29"/>
      <text:p text:style-name="P9"/>
      <text:p text:style-name="P9"/>
      <text:p text:style-name="P9"/>
      <text:p text:style-name="P9"/>
      <text:p text:style-name="P9">Tema:</text:p>
      <text:p text:style-name="P9"/>
      <text:p text:style-name="P6"/>
      <text:p text:style-name="P6"/>
      <text:p text:style-name="P6">Turistička agencija</text:p>
      <text:p text:style-name="P29"/>
      <text:p text:style-name="P29"/>
      <text:p text:style-name="P29"/>
      <text:p text:style-name="P7"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3"><text:span text:style-name="T2">Mentor:<text:tab/><text:tab/><text:tab/><text:tab/><text:tab/><text:tab/> <text:s text:c="11"/>Kandidati</text:span><text:span text:style-name="T1">: </text:span></text:p>
      <text:p text:style-name="P63"><text:span text:style-name="T1">Saša Malkov<text:tab/><text:tab/><text:tab/> <text:s text:c="10"/>Kristina Stanojević </text:span><text:span text:style-name="T2">1084/2017</text:span></text:p>
      <text:p text:style-name="P60"><text:span text:style-name="T1"><text:tab/><text:tab/><text:tab/><text:tab/><text:tab/>Saša Cvetković <text:s/></text:span><text:span text:style-name="T2">1106/2017</text:span></text:p>
      <text:p text:style-name="P60"><text:span text:style-name="T1"><text:tab/><text:tab/><text:tab/><text:tab/><text:tab/>Vojkan Cvijović <text:s/></text:span><text:span text:style-name="T2">1108/2017</text:span></text:p>
      <text:p text:style-name="P60"><text:span text:style-name="T1"><text:tab/><text:tab/><text:tab/><text:tab/> <text:s text:c="9"/>Aleksandar Miletić <text:s/></text:span><text:span text:style-name="T2">1103/2017</text:span></text:p>
      <text:p text:style-name="P26"/>
      <text:p text:style-name="P8"/>
      <text:p text:style-name="P26"/>
      <text:p text:style-name="P29"/>
      <text:p text:style-name="P29"/>
      <text:p text:style-name="P29"/>
      <text:p text:style-name="P30">Beograd,</text:p>
      <text:p text:style-name="P30">novembar 2017.</text:p>
      <text:p text:style-name="P29"/>
      <text:p text:style-name="P26"/>
      <text:p text:style-name="P21"><text:soft-page-break/></text:p>
      <text:p text:style-name="P23">Glava 1</text:p>
      <text:p text:style-name="P23"/>
      <text:p text:style-name="P21">Analiza sistema:</text:p>
      <text:p text:style-name="P28"/>
      <text:p text:style-name="P62"><text:span text:style-name="T3"><text:tab/>Turističke agencije zahtevaju informacioni sistem kome treba posvetiti posebnu pažnju kako bi on bio odgovarajući. Procesi koji postoje u sklopu jedne turističke agencije su veoma složeni najpre zbog toga mora postojati interakcija između turističke agencije i prevoznika kao i turističe agencije i službe smeštaja, a takođe zbog različitih tipova aranžmana koji mogu da budu u ponudi jedne turističke agencije (kako individualnih, tako grupnih aranžmana, ekskurzija ...). Zadatak koji želimo da ispunimo jeste moguće unapređenje postojećih sistema i dodavanje nekih procesa poput </text:span><text:span text:style-name="T8">otkazivanja rezervacije preko sajta </text:span><text:span text:style-name="T3">koji nije tako čest u praksi</text:span><text:span text:style-name="T8">. </text:span></text:p>
      <text:p text:style-name="P13"><text:tab/>Ovaj rad je izrađen za kurs "Informacioni sistemi" na prvoj godini master studija Matematičkog fakulteta na studijskom programu "Informatika".</text:p>
      <text:p text:style-name="P28"/>
      <text:p text:style-name="P13"><text:tab/>U nastavku detaljnije ćemo opisati kako funkcionise turistička agencija sa svim akterima u njoj kao i sam informacioni sistem turističke agencije.</text:p>
      <text:p text:style-name="P26"/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Glava <text:span text:style-name="T15">2</text:span></text:p>
      <text:p text:style-name="P22"/>
      <text:p text:style-name="P20"><text:span text:style-name="T15">Slučajevi upotrebe</text:span>:</text:p>
      <text:p text:style-name="P27"/>
      <text:p text:style-name="P12"><text:tab/></text:p>
      <text:p text:style-name="P61"><text:span text:style-name="T13"><text:tab/><text:tab/> <text:s text:c="8"/>1. </text:span><text:span text:style-name="T14">Gledanje aranžmana na sajtu</text:span></text:p>
      <text:p text:style-name="P88"/>
      <text:p text:style-name="P145"><text:span text:style-name="T28">1)Kratak opis</text:span>:</text:p>
      <text:p text:style-name="P149">Gledanje aranžmana na sajtu je slučaj upotrebe kojim se formalizije način na koji se klijent informiše o aranžmanima koji su u ponudi turističke agencije. Klijent odlazi na sajt turističke agencije, bira odredjenu lokaciju ili ra<text:span text:style-name="T30">z</text:span>gleda najpopular<text:span text:style-name="T30">nije ponude turističke agencije.</text:span></text:p>
      <text:p text:style-name="P100">2)Učesnici<text:span text:style-name="T31">:</text:span></text:p>
      <text:p text:style-name="P103">Klijent.</text:p>
      <text:p text:style-name="P100">3)Preduslov<text:span text:style-name="T31">:</text:span></text:p>
      <text:p text:style-name="P103">Nema.<text:tab/></text:p>
      <text:p text:style-name="P100">4)Postuslovi<text:span text:style-name="T31">:</text:span></text:p>
      <text:p text:style-name="P103">Nema.<text:tab/></text:p>
      <text:p text:style-name="P96">5)Osnovni tok<text:span text:style-name="T31">:</text:span></text:p>
      <text:list xml:id="list831903012795920065" text:style-name="L1">
        <text:list-item>
          <text:p text:style-name="P102">Klijent odlazi na sajt turističke agencije.</text:p>
        </text:list-item>
        <text:list-item>
          <text:p text:style-name="P102">Klijent <text:span text:style-name="T38">bira jedan od aranžmana koji se nalaze na sajtu turističke agencije.</text:span></text:p>
        </text:list-item>
        <text:list-item>
          <text:p text:style-name="P104">Odabirom aranžmana<text:span text:style-name="T39">, </text:span>sistem ispisuje detaljne informacije o aranžmanu, vremenski period u kome je organizovan, smeštaj, cena, prevoz.</text:p>
        </text:list-item>
      </text:list>
      <text:p text:style-name="P169"><text:span text:style-name="T16">6)Alternativni tokovi</text:span><text:span text:style-name="T17">:</text:span></text:p>
      <text:p text:style-name="P140">3. Ukoliko korisnik zeli da nastavi sa razgledanjem aranzmana slučaj upotrebe se nastavlja na koraku dva, inače se prekida.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31"/>
      <text:p text:style-name="P31"/>
      <text:p text:style-name="P31"><text:soft-page-break/></text:p>
      <text:p text:style-name="P31">2. Rezervacija aranžmana preko sajta:</text:p>
      <text:p text:style-name="P64"/>
      <text:p text:style-name="P32">1)Kratak opis:</text:p>
      <text:p text:style-name="P35">Rezervacija aranžmana preko sajta je slučaj upotrebe u kome se formalizuje način na koji klijent rezerviše određeni aranžman koji postoji u okviru svih ponuda turističke agencije. U rezervaciji aranžmana učestvuje klijent. Klijent bira željeni aranžman od svih ponuđenih na sajtu agencije. Klijent popunjava formular o dodatnim infomacijama vezanim za aranžman i formular o ličnim podacima. Klijent šalje zahtev o rezervaciji aranžmana. Klijent automatski dobija informaciju o uspešnom ili neuspešnom rezervisanju.</text:p>
      <text:p text:style-name="P64"/>
      <text:p text:style-name="P32">2)Učesnici:</text:p>
      <text:p text:style-name="P35">Klijent.</text:p>
      <text:p text:style-name="P64"/>
      <text:p text:style-name="P32">3)Preduslovi:</text:p>
      <text:p text:style-name="P64"><text:span text:style-name="T45">Aranžman koji bira klijent postoji na sajtu u ponudi turističke agencije. Sajt za rezervaciju je dostupan i ispravan za rezervisanje aranžmana. Korisnik ima otvoren</text:span><text:bookmark text:name="_GoBack"/><text:span text:style-name="T45"> nalog na sajtu turističke agencije.</text:span></text:p>
      <text:p text:style-name="P64"/>
      <text:p text:style-name="P32">4)Postuslovi:</text:p>
      <text:p text:style-name="P35">Evidentirana je rezervacija. U slučaju uspešne rezervacije ažurirano je stanje slobodnih mesta na tom aranžmanu. U svakom slučaju klijent je obavešten o uspešnosti rezervacije aranžmana.</text:p>
      <text:p text:style-name="P64"/>
      <text:p text:style-name="P32">5)Osnovni tok:</text:p>
      <text:list xml:id="list1279894984723599150" text:style-name="WWNum2">
        <text:list-item>
          <text:p text:style-name="P175">Korisnik posećuje sajt turističke agencije.</text:p>
        </text:list-item>
        <text:list-item>
          <text:p text:style-name="P175">Koristnik se loguje na sajt preko svog naloga.</text:p>
        </text:list-item>
        <text:list-item>
          <text:p text:style-name="P175">Sistem validira da je korisnikov nalog aktiviran.</text:p>
        </text:list-item>
        <text:list-item>
          <text:p text:style-name="P175">Korisnik u formular upisuje broj dana i željeni vremenski period putovanja.</text:p>
        </text:list-item>
        <text:list-item>
          <text:p text:style-name="P175">Korisnik bira tip aranžmana (grupno, individualno putovanje).</text:p>
        </text:list-item>
        <text:list-item>
          <text:p text:style-name="P175">Sistem nudi sve ponude u zavisnosti od prethodno unetih kriterijuma.</text:p>
        </text:list-item>
        <text:list-item>
          <text:p text:style-name="P175">Korisnik bira jedan od ponuđenih aranžmana.</text:p>
        </text:list-item>
        <text:list-item>
          <text:p text:style-name="P175">Korisnik potvrđuje svoj izbor za rezervaciju.</text:p>
        </text:list-item>
        <text:list-item>
          <text:p text:style-name="P175">Sistem evidentira unetu rezervaciju.</text:p>
        </text:list-item>
      </text:list>
      <text:list xml:id="list5980919350373368436" text:style-name="WWNum1">
        <text:list-item>
          <text:list>
            <text:list-item>
              <text:p text:style-name="P176">Sistem obaveštava korisnika o uspešnosti rezervacije.</text:p>
            </text:list-item>
          </text:list>
        </text:list-item>
      </text:list>
      <text:p text:style-name="P64"/>
      <text:p text:style-name="P32">6)Alternativni tokovi:</text:p>
      <text:p text:style-name="P64"><text:span text:style-name="T43"><text:tab/></text:span><text:span text:style-name="T45">2. Ako korisnik nije do sad napravio nalog, mora prvo da se registruje na sajt <text:tab/>turističke agencije. Slučaj upotrebe se završava.</text:span></text:p>
      <text:p text:style-name="P35"><text:tab/>3. Nalog korisnika je aktiviran ako je korisnik potvrdio e-mail koji je dobio od <text:tab/>turističke agencije za aktiviranje naloga. Ako to nije uradio, sistem će ga u ovom <text:tab/>koraku obavestiti da mora da potvrdi e-mail i ne dopušta mu da se uloguje <text:tab/>na <text:tab/>sajt turističke agencije dok to ne uradi. Slučaj upotrebe se završava.</text:p>
      <text:p text:style-name="P35"><text:tab/>4. Ne postoji ponuda za date kriterijume: Klijent menja kriterijume pretrage <text:tab/>aranžmana ili odustaje. Slučaj upotrebe vraća se na korak 2 ili u slučaju <text:tab/>odustanka slučaj upotrebe se <text:tab/>završava.</text:p>
      <text:p text:style-name="P35"><text:tab/>7. U slučaju da rezervacija nije uspešno prošla zbog nedostatka mesta za taj <text:tab/>aranžman ili neažuriranog stanja na sajtu sistem obaveštava klijenta da ta <text:tab/>rezervacija nije uspešna. Slučaj upotrebe se vraća na 4.</text:p>
      <text:p text:style-name="P64"/>
      <text:p text:style-name="P64"/>
      <text:p text:style-name="P51"/>
      <text:p text:style-name="P17"/>
      <text:p text:style-name="P86"/>
      <text:p text:style-name="P64"/>
      <text:p text:style-name="P31">3. Rezervacija aranžmana na šalteru u agenciji</text:p>
      <text:p text:style-name="P56"/>
      <text:p text:style-name="P32">1)Kratak opis:</text:p>
      <text:p text:style-name="P35">Rezervacija aranžmana na šalteru u agenciji je slučaj upotrebe u kome se formalizuje način na koji klijent rezerviše određeni aranžman koji postoji u okviru svih ponuda turističke agencije. U rezervaciji aranžmana učestvuje klijent i šalterski službenik. Klijent bira željeni aranžman od svih ponuđenih od strane zaposlenog. Klijent daje informacije šalterskom službeniku. Šalterski službenik unosi dobijenu rezervaciju.</text:p>
      <text:p text:style-name="P64"/>
      <text:p text:style-name="P32">2)Učesnici:</text:p>
      <text:p text:style-name="P35">Klijent i šalterski službenik.</text:p>
      <text:p text:style-name="P64"/>
      <text:p text:style-name="P32">3)Preduslovi:</text:p>
      <text:p text:style-name="P35">Šalterski službenik je obučen za rad sa informacionim sistemom turističke agencije.</text:p>
      <text:p text:style-name="P64"/>
      <text:p text:style-name="P32">4)Postuslovi:</text:p>
      <text:p text:style-name="P35">U slučaju da je klijent izabrao aranžman ona je uspešno evidentirana i ažurirano je stanje slobodnih mesta na aranžmanu.</text:p>
      <text:p text:style-name="P64"/>
      <text:p text:style-name="P32">5)Osnovni tok:</text:p>
      <text:p text:style-name="P35"><text:tab/>1. Klijent dolazi za šalter turističke agencije.</text:p>
      <text:p text:style-name="P35"><text:tab/>2. Klijent iznosi svoje želje šaletskom službeniku o potencijalnom aranžmanu.</text:p>
      <text:p text:style-name="P35"><text:tab/>3. Šalterski službenik unosi želje klijenta u sistem.</text:p>
      <text:p text:style-name="P35"><text:tab/>4. Sistem vraća šalterskom službeniku adekvatne aranžmane iz ponuda turističke agencije.</text:p>
      <text:p text:style-name="P35"><text:tab/>5. Šalterski službenik obaveštava klijenta o stanju ponuda.</text:p>
      <text:p text:style-name="P35"><text:tab/>6. Klijent bira jedan aranžman.</text:p>
      <text:p text:style-name="P35"><text:tab/>7. Šalterski službenik evidentira rezervaciju za izabrani aranžman.</text:p>
      <text:p text:style-name="P35"><text:tab/>8. Sistem ažurira stanje na sistemu.</text:p>
      <text:p text:style-name="P64"/>
      <text:p text:style-name="P32">6)Alternativni tokovi:</text:p>
      <text:p text:style-name="P35"><text:tab/>4. Ne postoji ni jedan aranžman za unete kriterijume: Šalterski službenik <text:tab/>obaveštava klijenta. Slučaj upotrebe se vraća na korak 2 ili se završava u <text:tab/>slučaju odustajanja.</text:p>
      <text:p text:style-name="P35"><text:tab/>6. Klijent odustaje od izbora aranžmana. Slučaj upotrebe se završava.</text:p>
      <text:p text:style-name="P35"><text:tab/>7. Rezervacija nije uspela zbog nedostatka mesta za taj aranžman. Slučaj <text:tab/>upotrebe se vraća na korak 5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6"><text:soft-page-break/><text:span text:style-name="T50">4</text:span>. <text:span text:style-name="T50">Registracija smeštaja</text:span></text:p>
      <text:p text:style-name="P49"/>
      <text:p text:style-name="P49"/>
      <text:p text:style-name="P42"/>
      <text:p text:style-name="P144"><text:span text:style-name="T28">1)Kratak opis</text:span>:</text:p>
      <text:p text:style-name="P148"><text:span text:style-name="T51">Registracija smeštaja </text:span>je slu<text:span text:style-name="T52">č</text:span>aj upotrebe u <text:span text:style-name="T52">kojem</text:span> se formalizuje način na koji se vrši <text:span text:style-name="T51">registracija smeštaja</text:span>. <text:span text:style-name="T51">Registraciju smeštaja vrši menadžer. </text:span><text:span text:style-name="T32">M</text:span><text:span text:style-name="T33">enadžer</text:span><text:span text:style-name="T51"> kontaktira smeštajnu jedinicu, vrši proveru raspoloživih slobodnih jedinica I dogovora odredjeni broj za odredjeni period. Na kraju se sve to unosi u sistem. Ukoliko <text:s/>smeštajna jedinica nije jedna od već ranije korišćenih, neophodno je uzimanje relevantnih podataka i njihov unos (naziv, adresa, broj računa…).</text:span></text:p>
      <text:p text:style-name="P99">2)Učesnici<text:span text:style-name="T31">:</text:span></text:p>
      <text:p text:style-name="P92"><text:span text:style-name="T32">M</text:span><text:span text:style-name="T33">enadžer </text:span><text:span text:style-name="T53">i </text:span><text:span text:style-name="T33">smeštajna jedinica</text:span><text:span text:style-name="T31">.</text:span></text:p>
      <text:p text:style-name="P99">3)Preduslov<text:span text:style-name="T31">:</text:span></text:p>
      <text:p text:style-name="P138">Nema.</text:p>
      <text:p text:style-name="P99">4)Postuslovi<text:span text:style-name="T31">:</text:span></text:p>
      <text:p text:style-name="P108">Re<text:span text:style-name="T54">gistracija</text:span> smeštaja je obavljena i podaci o istom su uneti u sistem.</text:p>
      <text:p text:style-name="P95">5)Osnovni tok<text:span text:style-name="T31">:</text:span></text:p>
      <text:list xml:id="list6096186421544785014" text:style-name="L2">
        <text:list-item>
          <text:p text:style-name="P105"><text:span text:style-name="T55">Menadžer</text:span> kontaktira smeštajnu jedinicu.</text:p>
        </text:list-item>
        <text:list-item>
          <text:p text:style-name="P105"><text:span text:style-name="T55">Menadžer</text:span> iznosi svoje zahteve - u vidu broja putnika, datuma aranžmana i kvaliteta.</text:p>
        </text:list-item>
        <text:list-item>
          <text:p text:style-name="P109">Menadžer rezerviše smeštaj.</text:p>
        </text:list-item>
        <text:list-item>
          <text:p text:style-name="P89"><text:span text:style-name="T32">M</text:span><text:span text:style-name="T33">enadžer </text:span><text:span text:style-name="T32">unosi informacije o rezervaciji smeštaja u sistem. Broj smeštajnih jedinica, veličinu smeštajnih jedinica, cenu smeštajnih jedinica I period.</text:span></text:p>
        </text:list-item>
        <text:list-item>
          <text:p text:style-name="P109">Menadžer unosi informacije o smeštajnoj jedinici u sistem. Naziv, adresu, broj računa.</text:p>
        </text:list-item>
      </text:list>
      <text:p text:style-name="P168"><text:span text:style-name="T16">6)Alternativni tokovi</text:span><text:span text:style-name="T17">:</text:span></text:p>
      <text:p text:style-name="P168"><text:span text:style-name="T17"><text:tab/></text:span><text:span text:style-name="T18">2a. U slučaju loše ponude od strane smeštajne jedinice, menadžer nastavlja da <text:tab/>traži <text:tab/>dalje</text:span></text:p>
      <text:p text:style-name="P119"><text:tab/><text:span text:style-name="T55">5a. </text:span><text:span text:style-name="T57">Ukoliko je agencija ranije sarađivala sa datom smeštajnom jedinicom i poseduje <text:tab/>potrebne podatke, ovaj korak se preskače</text:span><text:span text:style-name="T55">.</text:span></text:p>
      <text:p text:style-name="P134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45"><text:soft-page-break/><text:span text:style-name="T59">5</text:span>. <text:span text:style-name="T59">Otkazivanje rezervacije preko sajta</text:span></text:p>
      <text:p text:style-name="P48"/>
      <text:p text:style-name="P48"/>
      <text:p text:style-name="P41"/>
      <text:p text:style-name="P143"><text:span text:style-name="T28">1)Kratak opis</text:span>:</text:p>
      <text:p text:style-name="P147"><text:span text:style-name="T59">Otkazivanje rezervacije preko sajta </text:span>je slu<text:span text:style-name="T52">č</text:span>aj upotrebe u <text:span text:style-name="T52">kojem</text:span> se formalizuje način na koji se vrši <text:span text:style-name="T59">otkazivanje rezeravcije preko sajta</text:span>. <text:span text:style-name="T59">U otkazivanju rezervacije učestvuje klijent.</text:span></text:p>
      <text:p text:style-name="P98">2)Učesnici<text:span text:style-name="T31">:</text:span></text:p>
      <text:p text:style-name="P91"><text:span text:style-name="T34">Klijent</text:span><text:span text:style-name="T31">.</text:span></text:p>
      <text:p text:style-name="P98">3)Preduslov<text:span text:style-name="T31">:</text:span></text:p>
      <text:p text:style-name="P67">Postoji rezervacija korisnika koju treba otkazati.</text:p>
      <text:p text:style-name="P67"/>
      <text:p text:style-name="P98">4)Postuslovi<text:span text:style-name="T31">:</text:span></text:p>
      <text:p text:style-name="P66">Rezervacija korisnika je otkazana.</text:p>
      <text:p text:style-name="P66"/>
      <text:p text:style-name="P94">5)Osnovni tok<text:span text:style-name="T31">:</text:span></text:p>
      <text:list xml:id="list4301650858608638536" text:style-name="L3">
        <text:list-item>
          <text:p text:style-name="P178">Korisnik posećuje sajt turističke agencije.</text:p>
        </text:list-item>
        <text:list-item>
          <text:p text:style-name="P178">Koristnik se loguje na sajt preko svog naloga.</text:p>
        </text:list-item>
        <text:list-item>
          <text:p text:style-name="P178">Sistem validira da je korisnikov nalog aktiviran.</text:p>
        </text:list-item>
        <text:list-item>
          <text:p text:style-name="P110">Korisnik pronalazi svoju rezervaciju.</text:p>
        </text:list-item>
        <text:list-item>
          <text:p text:style-name="P110">Korisnik poništava svoju rezervaciju.</text:p>
        </text:list-item>
        <text:list-item>
          <text:p text:style-name="P65">Sistem evidentira ukidanje rezervacije.</text:p>
        </text:list-item>
        <text:list-item>
          <text:p text:style-name="P65">Sistem ažurira stanje na sistemu.</text:p>
          <text:p text:style-name="P65"/>
        </text:list-item>
      </text:list>
      <text:p text:style-name="P167"><text:span text:style-name="T16">6)Alternativni tokovi</text:span><text:span text:style-name="T17">:</text:span></text:p>
      <text:p text:style-name="P167"><text:span text:style-name="T17"><text:tab/></text:span><text:span text:style-name="T19">5</text:span><text:span text:style-name="T18">a. </text:span><text:span text:style-name="T47">Ako je klijent izvršio plaćanje nekog dela rezervisanog aranžmana, </text:span><text:span text:style-name="T48">sistem <text:tab/>obaveštava klijenta da se javi agenciji radi povraćaja </text:span><text:span text:style-name="T47">50% uplaćenog iznosa. <text:tab/>Slučaj upotrebe se nastavlja na 6.</text:span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45"><text:soft-page-break/><text:span text:style-name="T60">6</text:span>. Odobravanje plaćanja</text:p>
      <text:p text:style-name="P48"/>
      <text:p text:style-name="P48"/>
      <text:p text:style-name="P41"/>
      <text:p text:style-name="P143"><text:span text:style-name="T28">1)Kratak opis</text:span>:</text:p>
      <text:p text:style-name="P147">Odobravanje plaćanja je slucaj upotrebe u kome se formalizuje način na koji se vrši odobravanje jednog zahteva za pla<text:span text:style-name="T61">ć</text:span>anje. Odobravanje vrši menadžer. Ukoliko se zahtev za plaćanje odobri, <text:span text:style-name="T61">sistem prosleđuje banci zahtev za plaćanje usluga koje su navedene u zahtevu. Ukoliko zahtev za placanje aranžmana sadrži vise stavki onda banci se prosleđuje vise zahteva za plaćanje.</text:span></text:p>
      <text:p text:style-name="P98">2)Učesnici<text:span text:style-name="T31">:</text:span></text:p>
      <text:p text:style-name="P91"><text:span text:style-name="T35">M</text:span><text:span text:style-name="T31">enadzer.</text:span></text:p>
      <text:p text:style-name="P98">3)Preduslov<text:span text:style-name="T31">:</text:span></text:p>
      <text:p text:style-name="P113">Zahtev za plaćanje je naprevaljen i postoji u bazi sistema sa statusom ''Čeka odobrenje''. Na računu turističke agencije postoji dovoljno novca da se izvrši plaćanje.<text:span text:style-name="T62"> Postoji aktivna veza izmedju sistema i banke.</text:span></text:p>
      <text:p text:style-name="P98">4)Postuslovi<text:span text:style-name="T31">:</text:span></text:p>
      <text:p text:style-name="P113">Stanje sistema je ažurirano.</text:p>
      <text:p text:style-name="P94">5)Osnovni tok<text:span text:style-name="T31">:</text:span></text:p>
      <text:list xml:id="list2670628865177062494" text:style-name="L4">
        <text:list-item>
          <text:p text:style-name="P111">Menadzer uzima iz baze podataka jedan od zahteva za plaćanje koji ima status ''Čeka odobrenje''.</text:p>
        </text:list-item>
        <text:list-item>
          <text:p text:style-name="P111">Menadzer vrši odobravanje plaćanja<text:span text:style-name="T62">.</text:span></text:p>
        </text:list-item>
        <text:list-item>
          <text:p text:style-name="P111">Si<text:span text:style-name="T62">stem evidentira promenu statusa zahteva za plaćanje.</text:span></text:p>
        </text:list-item>
        <text:list-item>
          <text:p text:style-name="P114">Sistem obaveštava blagajnika koji je napravio zahtev za plaćanje o statusu zahteva za plaćanje.</text:p>
        </text:list-item>
        <text:list-item>
          <text:p text:style-name="P116">Sistem štampa potvrdu o plaćanju.</text:p>
        </text:list-item>
        <text:list-item>
          <text:p text:style-name="P120">Sistem uzima jednu od usluga iz naloga za plaćanje</text:p>
        </text:list-item>
        <text:list-item>
          <text:p text:style-name="P120">Sistem šalje nalog banci za plaćanje usluge.</text:p>
        </text:list-item>
        <text:list-item>
          <text:p text:style-name="P116">Sistem ažurira stanje podatke o stanju račina turističke agencije.</text:p>
        </text:list-item>
        <text:list-item>
          <text:p text:style-name="P116">Menadzer potpisuje potvrdu o plaćanju.</text:p>
        </text:list-item>
        <text:list-item>
          <text:p text:style-name="P116">Menadzer skladišti potvrdu o plaćanju u arhivu turističke agencije.</text:p>
        </text:list-item>
      </text:list>
      <text:p text:style-name="P167"><text:span text:style-name="T16">6)Alternativni tokovi</text:span><text:span text:style-name="T17">:</text:span></text:p>
      <text:p text:style-name="P118"><text:tab/>2<text:span text:style-name="T63">a. Menadzer može da odobri zahtev za plaćanje: Zahtevu je promenjen status u <text:tab/>''Odobreno''.</text:span></text:p>
      <text:p text:style-name="P115"><text:tab/>2b. Menadzer može da odbije zahtev za plaćanje: Zahtevu je promenjen status u <text:tab/>''Odbijeno''.</text:p>
      <text:p text:style-name="P115"><text:tab/>4. U slučaju da je status zahteva za plaćanje ''Odbijeno'', slučaj upotrebe se završava.</text:p>
      <text:p text:style-name="P121"><text:span text:style-name="T12"><text:tab/>7</text:span><text:span text:style-name="T11">. U slučaju da na nalogu se nalazi više usluga koje je potrebno platiti</text:span><text:span text:style-name="T12"> slučaj <text:tab/>upotrebe se nastavlja od koraka 6, inače ukoliko nema vise usuga za plaćanje <text:tab/>nastavlja se od koraka 8.</text:span></text:p>
      <text:p text:style-name="P152"/>
      <text:p text:style-name="P152"/>
      <text:p text:style-name="P152"/>
      <text:p text:style-name="P59"><text:soft-page-break/><text:span text:style-name="T10">7</text:span><text:span text:style-name="T9">. Dodavanje novog aranžmana u ponudu</text:span></text:p>
      <text:p text:style-name="P19"/>
      <text:p text:style-name="P25"/>
      <text:p text:style-name="P18">1)Kratak opis:</text:p>
      <text:p text:style-name="P58"><text:span text:style-name="T3">Dodavanje novog aranžmana u ponudu je slučaj upotrebe u kome se formalizuje način na koji turistička agencija dodaje novi aranžman u ponudu. U ovom slučaju upotrebe učestvuje koordinator za aranžmane </text:span><text:span text:style-name="T4">i</text:span><text:span text:style-name="T3"> menadžer. Koordinator za aranžmane odlučuje koji aranžmani će biti dodati, a menadžer to odobrava. </text:span></text:p>
      <text:p text:style-name="P25"/>
      <text:p text:style-name="P18">2)Učesnici:</text:p>
      <text:p text:style-name="P58"><text:span text:style-name="T3">Koordinator za aranžmane </text:span><text:span text:style-name="T5">i</text:span><text:span text:style-name="T3"> menadžer</text:span><text:span text:style-name="T5">.</text:span></text:p>
      <text:p text:style-name="P25"/>
      <text:p text:style-name="P18">3)Preduslovi:</text:p>
      <text:p text:style-name="P15">Slobodne smestajne jedinice medju već registrovanim smeštajima za odredjeni vremenski period.</text:p>
      <text:p text:style-name="P25"/>
      <text:p text:style-name="P18">4)Postuslovi:</text:p>
      <text:p text:style-name="P58"><text:span text:style-name="T3">U sistemu je ažurirano stanje. Dodati su novi aranžmani</text:span><text:span text:style-name="T6">.</text:span></text:p>
      <text:p text:style-name="P25"/>
      <text:p text:style-name="P18">5)Osnovni tok:</text:p>
      <text:list xml:id="list2514464657961047650" text:style-name="L5">
        <text:list-item>
          <text:p text:style-name="P74"><text:span text:style-name="T3">Koordinator za aranžmane bira lokacij</text:span><text:span text:style-name="T7">u</text:span><text:span text:style-name="T3">.</text:span></text:p>
        </text:list-item>
        <text:list-item>
          <text:p text:style-name="P75">Koordinator za aranžmane bira smeštaj.</text:p>
        </text:list-item>
        <text:list-item>
          <text:p text:style-name="P74"><text:span text:style-name="T3">Koordinator za aranžmane</text:span><text:span text:style-name="T6"> bira datum početka aranžmana.</text:span></text:p>
        </text:list-item>
        <text:list-item>
          <text:p text:style-name="P76">Koordinator za aranžmane bira datum kraja aranžmana.</text:p>
        </text:list-item>
        <text:list-item>
          <text:p text:style-name="P77">Koordinator za aranžmane određuje kvotu za ispunjavanje aranžmana.</text:p>
        </text:list-item>
        <text:list-item>
          <text:p text:style-name="P75">Koordinator za aranžmane unosi sve podatke za aranžman u unapred zadatu formu.</text:p>
        </text:list-item>
        <text:list-item>
          <text:p text:style-name="P75">Koordinator za aranžmane čuva datu formu u sistem.</text:p>
        </text:list-item>
        <text:list-item>
          <text:p text:style-name="P75">Sistem evidentira unet aranžman sa dodavanjem statusa koji označava čekanje odobrenja.</text:p>
        </text:list-item>
      </text:list>
      <text:p text:style-name="P25"/>
      <text:p text:style-name="P18"/>
      <text:p text:style-name="P14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5"><text:span text:style-name="T41">8.</text:span><text:span text:style-name="T40"> Odobravanje aranžmana</text:span></text:p>
      <text:p text:style-name="P57"/>
      <text:p text:style-name="P33">1)Kratak opis:</text:p>
      <text:p text:style-name="P36">Odobravanje aranžmana u ponudu je slučaj upotrebe u kome se formalizuje način na koji se vrši odobravanje novih unetih aranžmana koji će ući u ponudu turističke agencije. Ovde učestvuje menadžer koji vrši odobravanje.</text:p>
      <text:p text:style-name="P57"/>
      <text:p text:style-name="P33">2)Učesnici:</text:p>
      <text:p text:style-name="P36">Menadžer.</text:p>
      <text:p text:style-name="P57"/>
      <text:p text:style-name="P33">3)Preduslovi:</text:p>
      <text:p text:style-name="P36">Aranžman postoji u sistemu sa statusom za čekanje odobrenja.</text:p>
      <text:p text:style-name="P57"/>
      <text:p text:style-name="P33">4)Postuslovi:</text:p>
      <text:p text:style-name="P36">Aranžman je dodat u spisak svih ponuda turističke agencije.</text:p>
      <text:p text:style-name="P57"/>
      <text:p text:style-name="P33">5)Osnovni tok:</text:p>
      <text:list xml:id="list223542867000424" text:continue-list="list5980919350373368436" text:style-name="WWNum1">
        <text:list-item>
          <text:p text:style-name="P78">Menadžer bira aranžman iz sistema sa statusom koji čeka odobrenje.</text:p>
        </text:list-item>
        <text:list-item>
          <text:p text:style-name="P78">Menadžer odlučuje o novom statusu aranžmana.</text:p>
        </text:list-item>
        <text:list-item>
          <text:p text:style-name="P78">Menadžer je uneo u sistem promenjeni status aranžmana.</text:p>
        </text:list-item>
        <text:list-item>
          <text:p text:style-name="P78">Sistem je evidentirao promenu statusa aranžmana.</text:p>
        </text:list-item>
        <text:list-item>
          <text:p text:style-name="P78">Sistem je ažurirao stanje ponuda.</text:p>
        </text:list-item>
      </text:list>
      <text:p text:style-name="P57"/>
      <text:p text:style-name="P57"/>
      <text:p text:style-name="P33">6)Alternativni tokovi:</text:p>
      <text:p text:style-name="P36"><text:tab/>2a. Menadžer može da odbije aranžman: Aranžmanu je dodeljen status <text:tab/>˝ODBIJEN˝.</text:p>
      <text:p text:style-name="P36"><text:tab/>2b. Menadžer može da odobri status: Aranžmanu je dodeljen status <text:tab/>˝ODOBREN˝.</text:p>
      <text:p text:style-name="P36"><text:tab/>5. U zavisnosti od toga da li je status aranžmana ˝ODOBREN˝ sistem je taj <text:tab/>aranžman dodao <text:tab/>u spisak svih ponuda, a u slučaju da je ˝ODBIJEN˝ ne <text:tab/>dešavaju se nikakve promene u <text:tab/>ponudam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7"><text:soft-page-break/>9.Izmena informacija o aranžmanu</text:p>
      <text:p text:style-name="P43"/>
      <text:p text:style-name="P41"/>
      <text:p text:style-name="P143"><text:span text:style-name="T28">1)Kratak opis</text:span>:</text:p>
      <text:p text:style-name="P143">Izmena informacija o aranžmanu je slučaj upotrebe u kome se formalizuje način na koji koordinator za aranžmane vrši izmenu informacija vezanih za neki ordeđeni aranžman koji postoji u okviru turističke agencije. U izmeni informacija o aranžmanu učestvuje koordinator za aranžmene koji vrši izmenu<text:span text:style-name="T64"> na aranžmanu.</text:span></text:p>
      <text:p text:style-name="P98">2)Učesnici<text:span text:style-name="T31">:</text:span></text:p>
      <text:p text:style-name="P98"><text:span text:style-name="T31">Koordinator za aranžmane</text:span><text:span text:style-name="T35">.</text:span></text:p>
      <text:p text:style-name="P98">3)Preduslov<text:span text:style-name="T31">:</text:span></text:p>
      <text:p text:style-name="P139">Aranžman kojem koordinator za aranžmane zeli da promeni informacije postoji u ponudi turističke agencije.</text:p>
      <text:p text:style-name="P98">4)Postuslovi<text:span text:style-name="T31">:</text:span></text:p>
      <text:p text:style-name="P123">Stanje u sistemu je ažurirano.</text:p>
      <text:p text:style-name="P94"><text:span text:style-name="T31"><text:s/></text:span>5)Osnovni tok<text:span text:style-name="T31">:</text:span></text:p>
      <text:list xml:id="list5250494872083213017" text:style-name="L6">
        <text:list-item>
          <text:p text:style-name="P122">Koordinator za aranžmane bira aranžman iz ponude turističke agencije.</text:p>
        </text:list-item>
        <text:list-item>
          <text:p text:style-name="P122">Koordinator za aranžmane menja smestaj.</text:p>
        </text:list-item>
        <text:list-item>
          <text:p text:style-name="P122">Koordinator za aranžmane menja prevoz.</text:p>
        </text:list-item>
        <text:list-item>
          <text:p text:style-name="P122">Koordinator za aranžmane menja turističkog vodiča.</text:p>
        </text:list-item>
        <text:list-item>
          <text:p text:style-name="P154"><text:span text:style-name="T17">Koordinator za aranžmane unosi </text:span><text:span text:style-name="T20">nove</text:span><text:span text:style-name="T17"> podatke za aranžman u unapred zadatu formu.</text:span></text:p>
        </text:list-item>
        <text:list-item>
          <text:p text:style-name="P122">Koordinator za aranžmane čuva datu formu u sistem.</text:p>
        </text:list-item>
        <text:list-item>
          <text:p text:style-name="P122">Sistem evidentira unet aranžman sa dodavanjem statusa koji označava žekanje odobrenja.</text:p>
        </text:list-item>
      </text:list>
      <text:p text:style-name="P167"><text:span text:style-name="T16">6)Alternativni tokovi</text:span><text:span text:style-name="T17">:</text:span></text:p>
      <text:p text:style-name="P133"><text:tab/>2. U slučaju da koordinator za aranžmane ne želi da promeni seštaj ovaj korak se <text:tab/>preskače i slučaj upotrebe se nastavlja od koraka 3.</text:p>
      <text:p text:style-name="P170"><text:span text:style-name="T25"><text:tab/></text:span><text:span text:style-name="T16">3. U slučaju da koordinator za aranžmane ne želi da promeni prevoz ovaj korak se <text:tab/>preskače i slučaj upotrebe se nastavlja od koraka 4.</text:span></text:p>
      <text:p text:style-name="P133"><text:tab/>4. U slučaju da koordinator za aranžmane ne želi da promeni turističkog vodiča ovaj <text:tab/>korak se preskače i slučaj upotrebe se nastavlja od koraka 5.</text:p>
      <text:p text:style-name="P133"><text:tab/>5. U slučaju da koordinator za aranžmane nije napravio ni jednu promenu u koracima <text:tab/>2, 3, 4, slučaj uptrebe se završava.</text:p>
      <text:p text:style-name="P133"/>
      <text:p text:style-name="P133"/>
      <text:p text:style-name="P133"/>
      <text:p text:style-name="P133"/>
      <text:p text:style-name="P133"/>
      <text:p text:style-name="P133"/>
      <text:p text:style-name="P163"/>
      <text:p text:style-name="P55"><text:bookmark text:name="_GoBack1"/><text:soft-page-break/><text:span text:style-name="T42">10. </text:span><text:span text:style-name="T40">Plaćanje aranžmana blagajniku</text:span></text:p>
      <text:p text:style-name="P55"/>
      <text:p text:style-name="P34">1)Kratak opis:</text:p>
      <text:p text:style-name="P37">Plaćanje aranžmana blagajniku u agenciji je slučaj upotrebe u kome se formalizuje način na koji klijent plaća izabrani aranžman. U ovom slučaju upotrebe učestvuje klijent i blagajnik. Klijent vrši uplatu za već postojaću rezervaciju. Blagajnik evidentira uplatu i izdaje klijentu potvrdu o uplati.</text:p>
      <text:p text:style-name="P54"/>
      <text:p text:style-name="P34">2)Učesnici:</text:p>
      <text:p text:style-name="P37">Klijent i blagajnik.</text:p>
      <text:p text:style-name="P54"/>
      <text:p text:style-name="P34">3)Preduslovi:</text:p>
      <text:p text:style-name="P37">Blagajnik je obučen za rad. Klijent mora imati rezervaciju pre uplaćivanja novca. Klijent ima dovoljno novca za svoj aranžman.</text:p>
      <text:p text:style-name="P54"/>
      <text:p text:style-name="P34">4)Postuslovi:</text:p>
      <text:p text:style-name="P37">Sistem je ažurirao stanje na sistemu.</text:p>
      <text:p text:style-name="P54"/>
      <text:p text:style-name="P34">5)Osnovni tok:</text:p>
      <text:p text:style-name="P54"><text:span text:style-name="T43"><text:tab/></text:span><text:span text:style-name="T45">1. Klijent dolazi na šalter blagajne turističke agencije.</text:span></text:p>
      <text:p text:style-name="P37"><text:tab/>2. Klijent obaveštava blagajnika za koju rezervaciju želi da izvrši uplatu.</text:p>
      <text:p text:style-name="P37"><text:tab/>3. Blagajnik proverava rezervaciju klijenta.</text:p>
      <text:p text:style-name="P37"><text:tab/>4. Blagajnik obaveštava klijenta o novčanom iznosu za uplatu.</text:p>
      <text:p text:style-name="P37"><text:tab/>5. Klijent vrši uplatu.</text:p>
      <text:p text:style-name="P37"><text:tab/>6. Blagajnik evidentira uplatu i unosi je u sistem.</text:p>
      <text:p text:style-name="P54"><text:span text:style-name="T43"><text:tab/></text:span><text:span text:style-name="T45">7. Sistem štampa potvrdu o uplati.</text:span></text:p>
      <text:p text:style-name="P37"><text:tab/>8. Blagajnik daje klijentu potvrdu o uplati.</text:p>
      <text:p text:style-name="P54"/>
      <text:p text:style-name="P34">6)Alternativni tokovi:</text:p>
      <text:p text:style-name="P54"><text:span text:style-name="T43"><text:tab/></text:span><text:span text:style-name="T45">3. Rezervacija ne postoji: Blagajnik obaveštava klijenta o nepostojećoj <text:tab/>rezervaciji. Slučaj upotrebe se završava.</text:span><text:span text:style-name="T43"><text:tab/></text:span></text:p>
      <text:p text:style-name="P34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4"><text:soft-page-break/></text:p>
      <text:p text:style-name="P54"/>
      <text:p text:style-name="P50"/>
      <text:p text:style-name="P132"/>
      <text:p text:style-name="P44"><text:span text:style-name="T65">11</text:span>. <text:span text:style-name="T65">Otkazivanje putovanja</text:span></text:p>
      <text:p text:style-name="P47"/>
      <text:p text:style-name="P47"/>
      <text:p text:style-name="P40"/>
      <text:p text:style-name="P142"><text:span text:style-name="T28">1)Kratak opis</text:span>:</text:p>
      <text:p text:style-name="P146"><text:span text:style-name="T66">Otkazivanje putovanja </text:span>je slu<text:span text:style-name="T52">č</text:span>aj upotrebe u <text:span text:style-name="T52">kojem</text:span> se formalizuje način na koji se vrši <text:span text:style-name="T66">otkazivanje putovanja</text:span>. <text:span text:style-name="T66">Otkazivanje putovanja vrši šalterski službenik. Šalterski službenik kontaktira klijente koji su rezervisali taj aranžman, obaveštava ih da se aranžman nece sprovesti, pruža informacije o mogućim drugim aranžmanima I pruža kao zadnju mogućnost povratak novca u iznosu 100% uplaćenog.</text:span></text:p>
      <text:p text:style-name="P97">2)Učesnici<text:span text:style-name="T31">:</text:span></text:p>
      <text:p text:style-name="P90"><text:span text:style-name="T36">Šalterski službenik</text:span><text:span text:style-name="T31">.</text:span></text:p>
      <text:p text:style-name="P97">3)Preduslov<text:span text:style-name="T31">:</text:span></text:p>
      <text:p text:style-name="P137"><text:span text:style-name="T67">Nedovoljna kvota prijavljenih ili nepogoda ili otkaz od strane registrovanih smeštajnih jedinica ili prevoza</text:span>.</text:p>
      <text:p text:style-name="P97">4)Postuslovi<text:span text:style-name="T31">:</text:span></text:p>
      <text:p text:style-name="P107"><text:span text:style-name="T67">Otkazivanje putovanja </text:span>je obavljen<text:span text:style-name="T67">o, svi klijenti su obavešteni, refundirani il je ostvarena nova saranja,</text:span> i podaci o istom su uneti u sistem.</text:p>
      <text:p text:style-name="P93">5)Osnovni tok<text:span text:style-name="T31">:</text:span></text:p>
      <text:list xml:id="list2107174346443563000" text:style-name="L7">
        <text:list-item>
          <text:p text:style-name="P106"><text:span text:style-name="T67">Šalterski službenik dobija informaciju iz sistema da je putovanje otkazano</text:span>.</text:p>
        </text:list-item>
        <text:list-item>
          <text:p text:style-name="P124">Šalterski službenik pronalazi u bazi podataka spisak klijenata koji su rezervisali aranžman.</text:p>
        </text:list-item>
        <text:list-item>
          <text:p text:style-name="P124">Šalterski službenik obaveštava klijenta o otkazivanju putovanja.</text:p>
        </text:list-item>
        <text:list-item>
          <text:p text:style-name="P124">Šalterski službenik ažurira stanje sistema.</text:p>
        </text:list-item>
      </text:list>
      <text:p text:style-name="P166"><text:span text:style-name="T16">6)Alternativni tokovi</text:span><text:span text:style-name="T17">:</text:span></text:p>
      <text:p text:style-name="P166"><text:span text:style-name="T17"><text:tab/></text:span><text:span text:style-name="T21">3a</text:span><text:span text:style-name="T18">. U slučaju </text:span><text:span text:style-name="T21">da je klijent zainteresovan </text:span><text:span text:style-name="T22">za neki drugi aranžman pruža mu se <text:tab/>kompletan uvid u ponudu I vrši se dalja procedura rezervacije novog aranžmana.</text:span></text:p>
      <text:p text:style-name="P136"><text:tab/>3b. U slučaju da klijent nije zainteresovan pružaju smu e informacije o proceduri <text:tab/>povratka novca, izdaje se potvrda I upućuje se blagajniku po novac.</text:p>
      <text:p text:style-name="P117"><text:tab/></text:p>
      <text:p text:style-name="P131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73"><text:span text:style-name="T44">12.</text:span><text:span text:style-name="T43"> Otkazivanje rezervacije u agenciji na šalteru</text:span></text:p>
      <text:p text:style-name="P72"/>
      <text:p text:style-name="P72"/>
      <text:p text:style-name="P68">1)Kratak opis:</text:p>
      <text:p text:style-name="P69">Otkazivanje rezervacije je slučaj upotrebe u kome se formalizuje način na koji se vrši otkazivanje postojeće rezervacije. U ovom slučaju upotrebe učestvuje korisnik I šalterski službenik.</text:p>
      <text:p text:style-name="P71"/>
      <text:p text:style-name="P68">2)Učesnici:</text:p>
      <text:p text:style-name="P69">Korisnik I šalterski službenik.</text:p>
      <text:p text:style-name="P71"/>
      <text:p text:style-name="P68">3)Preduslovi:</text:p>
      <text:p text:style-name="P69">Postoji rezervacija korisnika koju treba otkazati.</text:p>
      <text:p text:style-name="P71"/>
      <text:p text:style-name="P68">4)Postuslovi:</text:p>
      <text:p text:style-name="P69">Rezervacija korisnika je otkazana.</text:p>
      <text:p text:style-name="P71"/>
      <text:p text:style-name="P68">5)Osnovni tok:</text:p>
      <text:p text:style-name="P69"><text:tab/>1. Klijent dolazi za šalter turističke agencije.</text:p>
      <text:p text:style-name="P69"><text:tab/>2. Klijent iznosi svoje želje šaletskom službeniku o aranžmanu koji želi da otkaže.</text:p>
      <text:p text:style-name="P69"><text:tab/>3. Šalterski službenik traži izabranu rezervaciju u sistemu.</text:p>
      <text:p text:style-name="P69"><text:tab/>4. Sistem vraća šalterskom službeniku sve informacije o rezervisanom aranžmanu.</text:p>
      <text:p text:style-name="P69"><text:tab/>5. Šalterski službenik uklanja rezervaciju.</text:p>
      <text:p text:style-name="P69"><text:tab/>6. Sistem evidentira ukidanje rezervacije.</text:p>
      <text:p text:style-name="P69"><text:tab/>8. Sistem ažurira stanje na sistemu.</text:p>
      <text:p text:style-name="P71"/>
      <text:p text:style-name="P68">6)Alternativni tokovi:</text:p>
      <text:p text:style-name="P71"><text:span text:style-name="T43"><text:tab/></text:span><text:span text:style-name="T45">5. Ako je klijent izvršio plaćanje nekog dela rezervisanog aranžmana šalterski <text:tab/>službenik <text:tab/>upućuje klijenta do blagajnika sa uverenjem za isplatu 50% <text:tab/>uplaćenog iznosa. Slučaj upotrebe se nastavlja na 6.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2">13. Rezervacija prevoza</text:p>
      <text:p text:style-name="P52"/>
      <text:p text:style-name="P52"/>
      <text:p text:style-name="P3"><text:span text:style-name="Default_20_Paragraph_20_Font"><text:span text:style-name="T58">1)Kratak opis</text:span></text:span><text:span text:style-name="Default_20_Paragraph_20_Font"><text:span text:style-name="T56">:</text:span></text:span></text:p>
      <text:p text:style-name="P159">Rezervacija prevoza je slučaj upotrebe u kome se formalizuje način na koji radnik agencije rezerviše prevoz za aranžman. U rezervaciji prevoza učestvuje radnik agencije I kompanija koja vrši usluge prevoza putnika. Radnik agencije kontaktira kompaniju za prevoz, I rezervise prevoz za određeni datum I vreme za potrebe aranžmana I te podatke kao I podatke kompanije, ukoliko je u pitanju kompanija sa kojom agancija nije do sada sarađivala, unosi u sistem.</text:p>
      <text:p text:style-name="P159"/>
      <text:p text:style-name="P3"><text:span text:style-name="Default_20_Paragraph_20_Font"><text:span text:style-name="T58">2)Učesnici</text:span></text:span><text:span text:style-name="Default_20_Paragraph_20_Font"><text:span text:style-name="T56">:</text:span></text:span></text:p>
      <text:p text:style-name="P3"><text:span text:style-name="Default_20_Paragraph_20_Font"><text:span text:style-name="T56">Radnik agencije i kompanija za prevoz putnika.</text:span></text:span></text:p>
      <text:p text:style-name="P3"><text:span text:style-name="Default_20_Paragraph_20_Font"><text:span text:style-name="T58">3)Preduslov</text:span></text:span><text:span text:style-name="Default_20_Paragraph_20_Font"><text:span text:style-name="T56">:</text:span></text:span></text:p>
      <text:p text:style-name="P3"><text:span text:style-name="Default_20_Paragraph_20_Font"><text:span text:style-name="T56">Aranžman ispunjava kvotu prijavljenih klijenata za isti.</text:span></text:span></text:p>
      <text:p text:style-name="P3"><text:span text:style-name="Default_20_Paragraph_20_Font"><text:span text:style-name="T58">4)Postuslovi</text:span></text:span><text:span text:style-name="Default_20_Paragraph_20_Font"><text:span text:style-name="T56">:</text:span></text:span></text:p>
      <text:p text:style-name="P3"><text:span text:style-name="Default_20_Paragraph_20_Font"><text:span text:style-name="T56">Rezervacija vozila za prevoz putnika je obavljena I podaci o istoj su uneti u sistem.</text:span></text:span></text:p>
      <text:p text:style-name="P3"><text:span text:style-name="Default_20_Paragraph_20_Font"><text:span text:style-name="T58">5)Osnovni tok</text:span></text:span><text:span text:style-name="Default_20_Paragraph_20_Font"><text:span text:style-name="T56">:</text:span></text:span></text:p>
      <text:list xml:id="list8939258987808191053" text:style-name="L8">
        <text:list-item>
          <text:p text:style-name="P155">Radnik agencije kontaktira kompaniju za prevoz putnika.</text:p>
        </text:list-item>
        <text:list-item>
          <text:p text:style-name="P155">Radnik agencije iznosi svoje potrebe u vidu broj putnika I datuma aranžmana, kvaliteta I velicine prevoza. </text:p>
        </text:list-item>
        <text:list-item>
          <text:p text:style-name="P155">Radnik agencije rezerviše prevoz.</text:p>
        </text:list-item>
        <text:list-item>
          <text:p text:style-name="P155">Radnik agencije unosi informacije o rezervaciji prevoza u sistem. Broj vozila, tip vozila.</text:p>
        </text:list-item>
        <text:list-item>
          <text:p text:style-name="P160"><text:span text:style-name="Default_20_Paragraph_20_Font"><text:span text:style-name="T56">Radnik agencije unosi informacije kompanije za prevoz u sistem. Naziv, adresa, broja računa.</text:span></text:span></text:p>
        </text:list-item>
      </text:list>
      <text:p text:style-name="P3"><text:span text:style-name="Default_20_Paragraph_20_Font"><text:span text:style-name="T58">6) Alternativni tokovi</text:span></text:span><text:span text:style-name="Default_20_Paragraph_20_Font"><text:span text:style-name="T56">:</text:span></text:span></text:p>
      <text:p text:style-name="P159"><text:tab/>5.: Ukoliko je agencija ranije sarađivala sa datom kompanijom za prevoz I poseduje <text:tab/>potrebne podatke, ovaj korak se preskače.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44"><text:soft-page-break/><text:span text:style-name="T68">14</text:span>. <text:span text:style-name="T52">Pravljenje naloga za plaćanje</text:span></text:p>
      <text:p text:style-name="P47"/>
      <text:p text:style-name="P47"/>
      <text:p text:style-name="P40"/>
      <text:p text:style-name="P142"><text:span text:style-name="T28">1)Kratak opis</text:span>:</text:p>
      <text:p text:style-name="P146"><text:span text:style-name="T52">Pravljenje naloga za plaćanje </text:span>je slu<text:span text:style-name="T52">č</text:span>aj upotrebe u <text:span text:style-name="T52">kojem</text:span> se formalizuje način na koji se vrši <text:span text:style-name="T52">pravljenje</text:span> jednog <text:span text:style-name="T52">naloga</text:span> za pla<text:span text:style-name="T61">ć</text:span>anje. <text:span text:style-name="T52">Kreiranje naloga</text:span> vrši <text:span text:style-name="T52">blagajnik. Blagajnik <text:s/>obračunava troškove aranžmana (smeštaj, prevoz…) I na osnovi tih informacija kreira nalog.</text:span></text:p>
      <text:p text:style-name="P97">2)Učesnici<text:span text:style-name="T31">:</text:span></text:p>
      <text:p text:style-name="P90"><text:span text:style-name="T37">Blagajnik</text:span><text:span text:style-name="T31">.</text:span></text:p>
      <text:p text:style-name="P97">3)Preduslov<text:span text:style-name="T31">:</text:span></text:p>
      <text:p text:style-name="P135">Preduslov je postojanje aranžmana za koji se pravi nalog.</text:p>
      <text:p text:style-name="P97">4)Postuslovi<text:span text:style-name="T31">:</text:span></text:p>
      <text:p text:style-name="P127">Stanje u sistemu je ažurirano.</text:p>
      <text:p text:style-name="P93">5)Osnovni tok<text:span text:style-name="T31">:</text:span></text:p>
      <text:list xml:id="list3506599644091970681" text:style-name="L9">
        <text:list-item>
          <text:p text:style-name="P112"><text:span text:style-name="T69">Blagajnik uzima</text:span> iz baze podataka jedan od <text:span text:style-name="T69">aranžmana</text:span>.</text:p>
        </text:list-item>
        <text:list-item>
          <text:p text:style-name="P125">Blagajnik vrši obračun troškova aranžmana smeštaja.</text:p>
        </text:list-item>
        <text:list-item>
          <text:p text:style-name="P125">Blagajnik vrši obračun troškova aranžmana prevoza.</text:p>
        </text:list-item>
        <text:list-item>
          <text:p text:style-name="P126">Blagajnik unosi troškove aranžmana smeštaja u nalog.</text:p>
        </text:list-item>
        <text:list-item>
          <text:p text:style-name="P126">Blagajnik unosi troškove prevoza u nalog.</text:p>
        </text:list-item>
        <text:list-item>
          <text:p text:style-name="P126">Blagajnik na osnovu nalog unosi podatke u sistem.</text:p>
        </text:list-item>
        <text:list-item>
          <text:p text:style-name="P126">Sistem evidentira promene I postavlja stanje naloga u “neizmireno”. </text:p>
        </text:list-item>
      </text:list>
      <text:p text:style-name="P166"><text:span text:style-name="T16">6)Alternativni tokovi</text:span><text:span text:style-name="T17">:</text:span></text:p>
      <text:p text:style-name="P127">Nema.</text:p>
      <text:p text:style-name="P131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81"><text:span text:style-name="T29">15. </text:span><text:span text:style-name="T27">Izmena korisnickih podataka</text:span></text:p>
      <text:p text:style-name="P34">1)Kratak opis:</text:p>
      <text:p text:style-name="P37">Izmena korisničkih podataka je slučaj upotrebe u kome se formalizuje način na koji korisnik može da menja svoje podatke na nalogu koji ima na sajtu turističke agencije. U ovom slučaju upotrebe učestvuje samo klijent. Klijent ulazi na sajt i nakon što se uloguje može da izabere opciju za izmenu svojih podataka na sajtu. Moguće je da promeni sve podatke sem e-mail adrese. Na kraju izmena potrebno je da izmene sačuva.</text:p>
      <text:p text:style-name="P34">2)Učesnici:</text:p>
      <text:p text:style-name="P37">Klijent.</text:p>
      <text:p text:style-name="P54"/>
      <text:p text:style-name="P34">3)Preduslovi:</text:p>
      <text:p text:style-name="P37">Klijent ima nalog na sajtu turističke agencije koji je aktiviran.</text:p>
      <text:p text:style-name="P54"/>
      <text:p text:style-name="P34">4)Postuslovi:</text:p>
      <text:p text:style-name="P37">Informacije o klijentu kao što su: ime, prezime i šifra su izmenjeni na nalogu tog klijenta.</text:p>
      <text:p text:style-name="P54"/>
      <text:p text:style-name="P34">5)Osnovni tok:</text:p>
      <text:list xml:id="list223544367277434" text:continue-list="list223542867000424" text:style-name="WWNum1">
        <text:list-item>
          <text:p text:style-name="P177">Klijent odlazi na sajt turističke agencije.</text:p>
        </text:list-item>
        <text:list-item>
          <text:p text:style-name="P177">Klijent se uloguje na sajt turističke agencije preko svog naloga.</text:p>
        </text:list-item>
        <text:list-item>
          <text:p text:style-name="P180"><text:span text:style-name="T45">Klijent na svom nalogu bira opciju </text:span><text:span text:style-name="T49">‘</text:span><text:span text:style-name="T45">Izmeni podatke</text:span><text:span text:style-name="T49">’.</text:span></text:p>
        </text:list-item>
        <text:list-item>
          <text:p text:style-name="P179">Klijent unosi izmene željenih podataka.</text:p>
        </text:list-item>
        <text:list-item>
          <text:p text:style-name="P179">Klijent čuva izmenjene podatke.</text:p>
        </text:list-item>
        <text:list-item>
          <text:p text:style-name="P179">Server obaveštava klijenta o uspešnoj izmeni.</text:p>
        </text:list-item>
      </text:list>
      <text:p text:style-name="P54"/>
      <text:p text:style-name="P34">6)Alternativni tokovi:</text:p>
      <text:p text:style-name="P37"><text:tab/>2. Nalog klijenta nije aktiviran: potrebno je da se najpre nalog aktivira tako što <text:tab/>klijent potvrdi svoj nalog preko e-mail-a koji je dobio od turističke agencije. <text:tab/>Slučaj upotrebe se završava.</text:p>
      <text:p text:style-name="P37"><text:tab/>4. Moguće je da izmeni ime, prezime i šifru. E-mail ostaje isti.</text:p>
      <text:p text:style-name="P80"><text:span text:style-name="T46"><text:tab/>5. Ako klijent želi da sačuva podatke koje je uneo a koji ne ispunjavaju neki <text:tab/>uslov (na primer nije ispunjen uslov o dužini šifre), tada server odbija izmenu i <text:tab/>nikakva izmena na njegovom nalogu nije izvršena. Server obaveštava klijenta o <text:tab/>uslovu koji nije ispunjen u njegovim podacima koje je uneo.</text:span><text:bookmark text:name="_GoBack2"/><text:span text:style-name="T46"> Slučaj upotrebe se <text:tab/>završava ili se vraća na korak 3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2">16. Odustanak od putovanja</text:p>
      <text:p text:style-name="P52"/>
      <text:p text:style-name="P52"/>
      <text:p text:style-name="P3"><text:span text:style-name="Default_20_Paragraph_20_Font"><text:span text:style-name="T58">1)Kratak opis</text:span></text:span><text:span text:style-name="Default_20_Paragraph_20_Font"><text:span text:style-name="T56">:</text:span></text:span></text:p>
      <text:p text:style-name="P159">Odustanak od putovanja je slučaj upotrebe u kome se formalizuje način na koji se vrši obrada slučaja ukoliko klijent odluči da odustane od putovanja. U odustajanja od putovanja učestvuju šalterski službenik I klijent. Klijent dolazi kod šalterskog službenika sa namerom da odustane od putovanja. Šalterski službenik mu izdaje potvrdu za refundiranje 70% uplaćenog novca I upućuje na blagajnika turističke agencije.</text:p>
      <text:p text:style-name="P3"><text:span text:style-name="Default_20_Paragraph_20_Font"><text:span text:style-name="T58">2)Učesnici</text:span></text:span><text:span text:style-name="Default_20_Paragraph_20_Font"><text:span text:style-name="T56">:</text:span></text:span></text:p>
      <text:p text:style-name="P3"><text:span text:style-name="Default_20_Paragraph_20_Font"><text:span text:style-name="T56">Šalterski službenik i klijent.</text:span></text:span></text:p>
      <text:p text:style-name="P3"><text:span text:style-name="Default_20_Paragraph_20_Font"><text:span text:style-name="T58">3)Preduslov</text:span></text:span><text:span text:style-name="Default_20_Paragraph_20_Font"><text:span text:style-name="T56">:</text:span></text:span></text:p>
      <text:p text:style-name="P159">U sistemu postoji ugovoreno putovanje od kog klijent želi da odustane. </text:p>
      <text:p text:style-name="P3"><text:span text:style-name="Default_20_Paragraph_20_Font"><text:span text:style-name="T58">4)Postuslovi</text:span></text:span><text:span text:style-name="Default_20_Paragraph_20_Font"><text:span text:style-name="T56">:</text:span></text:span></text:p>
      <text:p text:style-name="P159">Klijent je odustao. Stanje u sistemu je ažurirano. </text:p>
      <text:p text:style-name="P3"><text:span text:style-name="Default_20_Paragraph_20_Font"><text:span text:style-name="T58">5)Osnovni tok</text:span></text:span><text:span text:style-name="Default_20_Paragraph_20_Font"><text:span text:style-name="T56">:</text:span></text:span></text:p>
      <text:list xml:id="list3587537514868701553" text:style-name="L10">
        <text:list-item>
          <text:p text:style-name="P156">Klijent dolazi na šalter turističke agencije.</text:p>
        </text:list-item>
        <text:list-item>
          <text:p text:style-name="P161"><text:span text:style-name="Default_20_Paragraph_20_Font"><text:span text:style-name="T56">Klijent izražava želju da odustane od putovanja.</text:span></text:span></text:p>
        </text:list-item>
        <text:list-item>
          <text:p text:style-name="P156">Šalterski službenik proverava u sistemu da odgovarajuće putovanje postoji.</text:p>
        </text:list-item>
        <text:list-item>
          <text:p text:style-name="P156">Šalterski službenik izdaje klijentu potvrdu od odustajanju I refundaciji 70% uplaćenog novčanog iznosa.</text:p>
        </text:list-item>
        <text:list-item>
          <text:p text:style-name="P161"><text:span text:style-name="Default_20_Paragraph_20_Font"><text:span text:style-name="T56">Šalterski službenik upućuje klijenta kod blagajnika zbog refundacije.</text:span></text:span></text:p>
        </text:list-item>
        <text:list-item>
          <text:p text:style-name="P156">Šalterski službenik ažurira stanje u sistemu vezano za kvotu aranžmana zbog odustajanja od putovanja.</text:p>
        </text:list-item>
      </text:list>
      <text:p text:style-name="P3"><text:span text:style-name="Default_20_Paragraph_20_Font"><text:span text:style-name="T58">6)Alternativni tokovi</text:span></text:span><text:span text:style-name="Default_20_Paragraph_20_Font"><text:span text:style-name="T56">:</text:span></text:span></text:p>
      <text:p text:style-name="P4"><text:span text:style-name="Default_20_Paragraph_20_Font"><text:span text:style-name="T56">3.: Ukoliko šalterski službenik ne nađe odgovarajuće putovanje u sistemu slučaj upotrebe <text:tab/>se završava.</text:span></text:span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82">17. Organizovanje turističkih vodiča</text:p>
      <text:p text:style-name="P52"/>
      <text:p text:style-name="P52"/>
      <text:p text:style-name="P3"><text:span text:style-name="Default_20_Paragraph_20_Font"><text:span text:style-name="T58">1)Kratak opis</text:span></text:span><text:span text:style-name="Default_20_Paragraph_20_Font"><text:span text:style-name="T56">:</text:span></text:span></text:p>
      <text:p text:style-name="P159">Organizovanje turističkih vodiča je slučaj upotrebe u kome se formalizuje način na koji radnik agencije rezerviše prevoz za aranžman. U rezervaciji prevoza učestvuje radnik agencije I turistički vodič agencije. Radnik agencije organizuje I dodeljuje turističkog vodiča za određeni datum I vreme za potrebe aranžmana.</text:p>
      <text:p text:style-name="P3"><text:span text:style-name="Default_20_Paragraph_20_Font"><text:span text:style-name="T58">2)Učesnici</text:span></text:span><text:span text:style-name="Default_20_Paragraph_20_Font"><text:span text:style-name="T56">:</text:span></text:span></text:p>
      <text:p text:style-name="P3"><text:span text:style-name="Default_20_Paragraph_20_Font"><text:span text:style-name="T56">Radnik agencije i turistički vodič.</text:span></text:span></text:p>
      <text:p text:style-name="P3"><text:span text:style-name="Default_20_Paragraph_20_Font"><text:span text:style-name="T58">3)Preduslov</text:span></text:span><text:span text:style-name="Default_20_Paragraph_20_Font"><text:span text:style-name="T56">:</text:span></text:span></text:p>
      <text:p text:style-name="P3"><text:span text:style-name="Default_20_Paragraph_20_Font"><text:span text:style-name="T56">Aranžman ispunjava kvotu prijavljenih klijenata za isti.</text:span></text:span></text:p>
      <text:p text:style-name="P3"><text:span text:style-name="Default_20_Paragraph_20_Font"><text:span text:style-name="T58">4)Postuslovi</text:span></text:span><text:span text:style-name="Default_20_Paragraph_20_Font"><text:span text:style-name="T56">:</text:span></text:span></text:p>
      <text:p text:style-name="P3"><text:span text:style-name="Default_20_Paragraph_20_Font"><text:span text:style-name="T56">Vodič je organizovan za aranžman I evidencija o tome je uneta u sistem. </text:span></text:span></text:p>
      <text:p text:style-name="P3"><text:span text:style-name="Default_20_Paragraph_20_Font"><text:span text:style-name="T58">5)Osnovni tok</text:span></text:span><text:span text:style-name="Default_20_Paragraph_20_Font"><text:span text:style-name="T56">:</text:span></text:span></text:p>
      <text:list xml:id="list3708421569710240814" text:style-name="L11">
        <text:list-item>
          <text:p text:style-name="P157">Radnik agencije kontaktira turističkog vodiča.</text:p>
        </text:list-item>
        <text:list-item>
          <text:p text:style-name="P157">Radnik agencije obaveštava turističkog vodiča o potrebama agencije za vodičem za odredjeni aranžman.</text:p>
        </text:list-item>
        <text:list-item>
          <text:p text:style-name="P157">Radnik agencije organizuje vodiča za određeni aranžman.</text:p>
        </text:list-item>
        <text:list-item>
          <text:p text:style-name="P174"><text:span text:style-name="Default_20_Paragraph_20_Font"><text:span text:style-name="T70">Radnik agencije unosi informacije o organizaciji turističkog vodiča za aranžman u sistem.</text:span></text:span></text:p>
        </text:list-item>
      </text:list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  <text:p text:style-name="P1"><text:soft-page-break/><text:span text:style-name="Default_20_Paragraph_20_Font"><text:span text:style-name="T70"/></text:span></text:p>
      <text:p text:style-name="P39">18. Obrada rezervacija</text:p>
      <text:p text:style-name="P38"/>
      <text:p text:style-name="P38"/>
      <text:p text:style-name="P142"><text:span text:style-name="T28">1)Kratak opis</text:span>:</text:p>
      <text:p text:style-name="P141">Obrada rezervacija je slučaj upotrebe u kome se formalizuje način na koji se vrši obrada rezervacija koje su napravljene preko sajta turističke agencije. U ovom slučaju upotrebe učestvuje šalterski službenik i klijent na čije ime je napravljena rezervacija preko sajta turističke agencije. Šalterski službenik kontaktira klijenta sa ciljem da potvrdi rezervaciju, ukoliko klijent rezervaciju potvrdi ona se unosi u sistem.</text:p>
      <text:p text:style-name="P97">2)Učesnici<text:span text:style-name="T31">:</text:span></text:p>
      <text:p text:style-name="P101"><text:span text:style-name="T35">Š</text:span><text:span text:style-name="T31">alterski službenik i klijent.</text:span></text:p>
      <text:p text:style-name="P97">3)Preduslov<text:span text:style-name="T31">:</text:span></text:p>
      <text:p text:style-name="P130">Klijent je već obavio rezervaciju preko sajta turističke agencije. Klijent je ostavio validan kontakt telefon.</text:p>
      <text:p text:style-name="P97">4)Postuslovi<text:span text:style-name="T31">:</text:span></text:p>
      <text:p text:style-name="P130">Stanje sistema je ažurirano.</text:p>
      <text:p text:style-name="P93">5)Osnovni tok<text:span text:style-name="T31">:</text:span></text:p>
      <text:list xml:id="list5626191370980640214" text:style-name="L12">
        <text:list-item>
          <text:p text:style-name="P128">Šalterski službenik bira jednu od rezervacija iz baze podataka sa statusom ''Nepotvrđeno''.</text:p>
        </text:list-item>
        <text:list-item>
          <text:p text:style-name="P128">Šalterski službenik okreće broj telefona koji se nalazi kao podatak kontakt telefon u rezervaciji.</text:p>
        </text:list-item>
        <text:list-item>
          <text:p text:style-name="P128">Klijent se izjašnjava o rezervaciji.</text:p>
        </text:list-item>
        <text:list-item>
          <text:p text:style-name="P128">Šalterski službenik unosi nove informacije o rezervaciji u sistem.</text:p>
        </text:list-item>
        <text:list-item>
          <text:p text:style-name="P128">Sistem <text:span text:style-name="T71">ažurira status rezervacije</text:span>.</text:p>
        </text:list-item>
      </text:list>
      <text:p text:style-name="P166"><text:span text:style-name="T16">6)Alternativni tokovi</text:span><text:span text:style-name="T17">:</text:span></text:p>
      <text:p text:style-name="P129"><text:tab/>3a: Ukoliko se klijent na čije ime se vodi rezervacija ne javi na telefon slučaj upotrebe <text:tab/>se završava.</text:p>
      <text:p text:style-name="P165"><text:span text:style-name="T17"><text:tab/></text:span><text:span text:style-name="T23">5</text:span><text:span text:style-name="T17">a: Ukoliko je klijent potvrdio rezervaciju onda </text:span><text:span text:style-name="T23">sistem menja status rezervacije u <text:tab/>''Potvrđeno''</text:span></text:p>
      <text:p text:style-name="P164"><text:span text:style-name="T17"><text:tab/>5b: </text:span><text:span text:style-name="T24">Ukoliko je klijent </text:span><text:span text:style-name="T17">otkazao </text:span><text:span text:style-name="T24">rezervacij</text:span><text:span text:style-name="T17">u</text:span><text:span text:style-name="T24"> onda </text:span><text:span text:style-name="T17">sistem menja status rezervacije u <text:tab/>''Otkazano''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2"><text:span text:style-name="Default_20_Paragraph_20_Font"><text:span text:style-name="T26"/></text:span></text:p>
      <text:p text:style-name="P53"><text:soft-page-break/>19. Registracija korisnika na sajtu turističke agencije</text:p>
      <text:p text:style-name="P52"/>
      <text:p text:style-name="P52"/>
      <text:p text:style-name="P3"><text:span text:style-name="Default_20_Paragraph_20_Font"><text:span text:style-name="T58">1)Kratak opis</text:span></text:span><text:span text:style-name="Default_20_Paragraph_20_Font"><text:span text:style-name="T56">:</text:span></text:span></text:p>
      <text:p text:style-name="P159">Registracija korisnika na sajtu turističke agencije je slučaj upotrebe u kome se formalizuje način na koji se klijent registruje na sajtu turističke agencije. U registraciji na sajtu učestvuje klijent. Klijent popunjava formu za registraciju svojim podacima. Klijent šalje zahtev za registraciju. Klijent automatski na email adresu dobija informacije o registraciji.</text:p>
      <text:p text:style-name="P3"><text:span text:style-name="Default_20_Paragraph_20_Font"><text:span text:style-name="T58">2)Učesnici</text:span></text:span><text:span text:style-name="Default_20_Paragraph_20_Font"><text:span text:style-name="T56">:</text:span></text:span></text:p>
      <text:p text:style-name="P3"><text:span text:style-name="Default_20_Paragraph_20_Font"><text:span text:style-name="T56">Klijent.</text:span></text:span></text:p>
      <text:p text:style-name="P3"><text:span text:style-name="Default_20_Paragraph_20_Font"><text:span text:style-name="T58">3)Preduslov</text:span></text:span><text:span text:style-name="Default_20_Paragraph_20_Font"><text:span text:style-name="T56">:</text:span></text:span></text:p>
      <text:p text:style-name="P159">Sajt agencije je dostupan I ispravan za registraciju korisnika. </text:p>
      <text:p text:style-name="P3"><text:span text:style-name="Default_20_Paragraph_20_Font"><text:span text:style-name="T58">4)Postuslovi</text:span></text:span><text:span text:style-name="Default_20_Paragraph_20_Font"><text:span text:style-name="T56">:</text:span></text:span></text:p>
      <text:p text:style-name="P3"><text:span text:style-name="Default_20_Paragraph_20_Font"><text:span text:style-name="T56">Klijent je ubačen u bazu korisnika agencije. Klijent dobija obaveštenje o svom statusu kao korisnik.</text:span></text:span></text:p>
      <text:p text:style-name="P3"><text:span text:style-name="Default_20_Paragraph_20_Font"><text:span text:style-name="T58">5)Osnovni tok</text:span></text:span><text:span text:style-name="Default_20_Paragraph_20_Font"><text:span text:style-name="T56">:</text:span></text:span></text:p>
      <text:list xml:id="list2209681345521901446" text:style-name="L13">
        <text:list-item>
          <text:p text:style-name="P162"><text:span text:style-name="Default_20_Paragraph_20_Font"><text:span text:style-name="T56">Korisnik posećuje sajt turističke agencije.</text:span></text:span></text:p>
        </text:list-item>
        <text:list-item>
          <text:p text:style-name="P162"><text:span text:style-name="Default_20_Paragraph_20_Font"><text:span text:style-name="T56">Korisnik bira opciju za registraciju.</text:span></text:span></text:p>
        </text:list-item>
        <text:list-item>
          <text:p text:style-name="P158">Korisnik popunjava formu svojim podacima. Ime, prezime, godine, email adresa, sifra naloga.</text:p>
        </text:list-item>
        <text:list-item>
          <text:p text:style-name="P158">Korisnik bira opciju za završetak registracije.</text:p>
        </text:list-item>
        <text:list-item>
          <text:p text:style-name="P158">Sistem evidentira prijavu korisnika, stavlja status korisnika u Neaktiviran.</text:p>
        </text:list-item>
        <text:list-item>
          <text:p text:style-name="P162"><text:span text:style-name="Default_20_Paragraph_20_Font"><text:span text:style-name="T56">Sistem obaveštava korisnika da je registracija završena I da je potrebna potvrda registracije.</text:span></text:span></text:p>
        </text:list-item>
        <text:list-item>
          <text:p text:style-name="P162"><text:span text:style-name="Default_20_Paragraph_20_Font"><text:span text:style-name="T56">Sistem salje email korisniku sa linkom za potvrdu registracije.</text:span></text:span></text:p>
        </text:list-item>
        <text:list-item>
          <text:p text:style-name="P162"><text:span text:style-name="Default_20_Paragraph_20_Font"><text:span text:style-name="T56">Sistem menja korisniku status u Aktiviran I obaveštava korisnika.</text:span></text:span></text:p>
        </text:list-item>
      </text:list>
      <text:p text:style-name="P3"><text:span text:style-name="Default_20_Paragraph_20_Font"><text:span text:style-name="T58">6)Alternativni tokovi:</text:span></text:span></text:p>
      <text:p text:style-name="P5"><text:span text:style-name="Default_20_Paragraph_20_Font"><text:span text:style-name="T70"><text:s text:c="3"/>8.: Ukoliko korisnik ne klikne na link za aktiviranje naloga, sistem ne menja status. <text:s/></text:span></text:span></text:p>
      <text:p text:style-name="P1"><text:span text:style-name="Default_20_Paragraph_20_Font"><text:span text:style-name="T70"/></text:span></text:p>
      <text:p text:style-name="P1"><text:span text:style-name="Default_20_Paragraph_20_Font"><text:span text:style-name="T7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2" svg:font-family="Arial" style:font-family-generic="swiss"/>
    <style:font-face style:name="FreeSans" svg:font-family="FreeSans" style:font-family-generic="swiss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Symbols" style:display-name="Numbering Symbols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22:35:15.655160316</dc:date>
    <meta:editing-duration>PT33M4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1" meta:paragraph-count="392" meta:word-count="3713" meta:character-count="25782" meta:non-whitespace-character-count="22350"/>
  </office:meta>
</office:document-meta>
</file>